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87cm"/>
    </style:style>
    <style:style style:name="co3" style:family="table-column">
      <style:table-column-properties fo:break-before="auto" style:column-width="0.9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5107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5106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office:value-type="string">
            <text:p>MandelBrot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 office:value-type="string">
            <text:p>Ejecuciones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2" office:value-type="string">
            <text:p>Media</text:p>
          </table:table-cell>
          <table:table-cell table:style-name="ce2" table:number-columns-repeated="7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1207">
            <text:p>9.121</text:p>
          </table:table-cell>
          <table:table-cell office:value-type="float" office:value="9.0985">
            <text:p>9.099</text:p>
          </table:table-cell>
          <table:table-cell office:value-type="float" office:value="9.1084">
            <text:p>9.108</text:p>
          </table:table-cell>
          <table:table-cell table:formula="oooc:=AVERAGE([.B4:.D4])" office:value-type="float" office:value="9.1092">
            <text:p>9.1092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>
            <text:p>MandelTBag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 office:value-type="string">
            <text:p>Ejecuciones</text:p>
          </table:table-cell>
          <table:table-cell table:style-name="Default" table:number-columns-repeated="10"/>
          <table:table-cell office:value-type="string">
            <text:p>Tallies local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2" office:value-type="string">
            <text:p>Media</text:p>
          </table:table-cell>
          <table:table-cell table:style-name="ce2"/>
          <table:table-cell table:style-name="Default" office:value-type="string">
            <text:p>Escalabilidad</text:p>
          </table:table-cell>
          <table:table-cell table:style-name="ce2" office:value-type="string">
            <text:p>Eficiencia</text:p>
          </table:table-cell>
          <table:table-cell table:style-name="ce2"/>
          <table:table-cell table:style-name="ce2" office:value-type="string">
            <text:p>Ganancia real</text:p>
          </table:table-cell>
          <table:table-cell table:style-name="ce2" office:value-type="string">
            <text:p>Efic.real</text:p>
          </table:table-cell>
          <table:table-cell table:style-name="ce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897">
            <text:p>8.897</text:p>
          </table:table-cell>
          <table:table-cell office:value-type="float" office:value="8.957">
            <text:p>8.957</text:p>
          </table:table-cell>
          <table:table-cell office:value-type="float" office:value="8.893">
            <text:p>8.893</text:p>
          </table:table-cell>
          <table:table-cell table:formula="oooc:=AVERAGE([.B11:.D11])" office:value-type="float" office:value="8.91566666666667">
            <text:p>8.9157</text:p>
          </table:table-cell>
          <table:table-cell/>
          <table:table-cell table:formula="oooc:=[.E$11]/[.E11]" office:value-type="float" office:value="1">
            <text:p>1.0000</text:p>
          </table:table-cell>
          <table:table-cell table:formula="oooc:=[.G11]/[.A11]" office:value-type="float" office:value="1">
            <text:p>1.0000</text:p>
          </table:table-cell>
          <table:table-cell/>
          <table:table-cell table:formula="oooc:=[.E$4]/[.E11]" office:value-type="float" office:value="1.02170710733914">
            <text:p>1.0217</text:p>
          </table:table-cell>
          <table:table-cell table:formula="oooc:=[.J11]/[.A11]" office:value-type="float" office:value="1.02170710733914">
            <text:p>1.0217</text:p>
          </table:table-cell>
          <table:table-cell/>
          <table:table-cell table:number-columns-repeated="3" office:value-type="float" office:value="600">
            <text:p>6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975">
            <text:p>5.975</text:p>
          </table:table-cell>
          <table:table-cell office:value-type="float" office:value="5.545">
            <text:p>5.545</text:p>
          </table:table-cell>
          <table:table-cell office:value-type="float" office:value="5.625">
            <text:p>5.625</text:p>
          </table:table-cell>
          <table:table-cell table:formula="oooc:=AVERAGE([.B12:.D12])" office:value-type="float" office:value="5.715">
            <text:p>5.7150</text:p>
          </table:table-cell>
          <table:table-cell/>
          <table:table-cell table:formula="oooc:=[.E$11]/[.E12]" office:value-type="float" office:value="1.56004666083406">
            <text:p>1.5600</text:p>
          </table:table-cell>
          <table:table-cell table:formula="oooc:=[.G12]/[.A12]" office:value-type="float" office:value="0.780023330417031">
            <text:p>0.7800</text:p>
          </table:table-cell>
          <table:table-cell/>
          <table:table-cell table:formula="oooc:=[.E$4]/[.E12]" office:value-type="float" office:value="1.59391076115486">
            <text:p>1.5939</text:p>
          </table:table-cell>
          <table:table-cell table:formula="oooc:=[.J12]/[.A12]" office:value-type="float" office:value="0.796955380577428">
            <text:p>0.7970</text:p>
          </table:table-cell>
          <table:table-cell/>
          <table:table-cell office:value-type="float" office:value="327">
            <text:p>327</text:p>
          </table:table-cell>
          <table:table-cell office:value-type="float" office:value="325">
            <text:p>325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665">
            <text:p>3.665</text:p>
          </table:table-cell>
          <table:table-cell office:value-type="float" office:value="3.748">
            <text:p>3.748</text:p>
          </table:table-cell>
          <table:table-cell office:value-type="float" office:value="3.911">
            <text:p>3.911</text:p>
          </table:table-cell>
          <table:table-cell table:formula="oooc:=AVERAGE([.B13:.D13])" office:value-type="float" office:value="3.77466666666667">
            <text:p>3.7747</text:p>
          </table:table-cell>
          <table:table-cell/>
          <table:table-cell table:formula="oooc:=[.E$11]/[.E13]" office:value-type="float" office:value="2.36197456729071">
            <text:p>2.3620</text:p>
          </table:table-cell>
          <table:table-cell table:formula="oooc:=[.G13]/[.A13]" office:value-type="float" office:value="0.78732485576357">
            <text:p>0.7873</text:p>
          </table:table-cell>
          <table:table-cell/>
          <table:table-cell table:formula="oooc:=[.E$4]/[.E13]" office:value-type="float" office:value="2.41324620275521">
            <text:p>2.4132</text:p>
          </table:table-cell>
          <table:table-cell table:formula="oooc:=[.J13]/[.A13]" office:value-type="float" office:value="0.804415400918403">
            <text:p>0.8044</text:p>
          </table:table-cell>
          <table:table-cell/>
          <table:table-cell office:value-type="float" office:value="212">
            <text:p>212</text:p>
          </table:table-cell>
          <table:table-cell office:value-type="float" office:value="224">
            <text:p>224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645">
            <text:p>2.645</text:p>
          </table:table-cell>
          <table:table-cell office:value-type="float" office:value="3.054">
            <text:p>3.054</text:p>
          </table:table-cell>
          <table:table-cell office:value-type="float" office:value="2.727">
            <text:p>2.727</text:p>
          </table:table-cell>
          <table:table-cell table:formula="oooc:=AVERAGE([.B14:.D14])" office:value-type="float" office:value="2.80866666666667">
            <text:p>2.8087</text:p>
          </table:table-cell>
          <table:table-cell/>
          <table:table-cell table:formula="oooc:=[.E$11]/[.E14]" office:value-type="float" office:value="3.17434132447187">
            <text:p>3.1743</text:p>
          </table:table-cell>
          <table:table-cell table:formula="oooc:=[.G14]/[.A14]" office:value-type="float" office:value="0.793585331117968">
            <text:p>0.7936</text:p>
          </table:table-cell>
          <table:table-cell/>
          <table:table-cell table:formula="oooc:=[.E$4]/[.E14]" office:value-type="float" office:value="3.24324709233325">
            <text:p>3.2432</text:p>
          </table:table-cell>
          <table:table-cell table:formula="oooc:=[.J14]/[.A14]" office:value-type="float" office:value="0.810811773083313">
            <text:p>0.8108</text:p>
          </table:table-cell>
          <table:table-cell/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21">
            <text:p>2.210</text:p>
          </table:table-cell>
          <table:table-cell office:value-type="float" office:value="2.219">
            <text:p>2.219</text:p>
          </table:table-cell>
          <table:table-cell office:value-type="float" office:value="2.223">
            <text:p>2.223</text:p>
          </table:table-cell>
          <table:table-cell table:formula="oooc:=AVERAGE([.B15:.D15])" office:value-type="float" office:value="2.21733333333333">
            <text:p>2.2173</text:p>
          </table:table-cell>
          <table:table-cell/>
          <table:table-cell table:formula="oooc:=[.E$11]/[.E15]" office:value-type="float" office:value="4.0208959711365">
            <text:p>4.0209</text:p>
          </table:table-cell>
          <table:table-cell table:formula="oooc:=[.G15]/[.A15]" office:value-type="float" office:value="0.8041791942273">
            <text:p>0.8042</text:p>
          </table:table-cell>
          <table:table-cell/>
          <table:table-cell table:formula="oooc:=[.E$4]/[.E15]" office:value-type="float" office:value="4.10817799158148">
            <text:p>4.1082</text:p>
          </table:table-cell>
          <table:table-cell table:formula="oooc:=[.J15]/[.A15]" office:value-type="float" office:value="0.821635598316296">
            <text:p>0.8216</text:p>
          </table:table-cell>
          <table:table-cell/>
          <table:table-cell office:value-type="float" office:value="126">
            <text:p>126</text:p>
          </table:table-cell>
          <table:table-cell office:value-type="float" office:value="129">
            <text:p>12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899">
            <text:p>1.899</text:p>
          </table:table-cell>
          <table:table-cell office:value-type="float" office:value="1.904">
            <text:p>1.904</text:p>
          </table:table-cell>
          <table:table-cell office:value-type="float" office:value="1.86">
            <text:p>1.860</text:p>
          </table:table-cell>
          <table:table-cell table:formula="oooc:=AVERAGE([.B16:.D16])" office:value-type="float" office:value="1.88766666666667">
            <text:p>1.8877</text:p>
          </table:table-cell>
          <table:table-cell/>
          <table:table-cell table:formula="oooc:=[.E$11]/[.E16]" office:value-type="float" office:value="4.72311495673671">
            <text:p>4.7231</text:p>
          </table:table-cell>
          <table:table-cell table:formula="oooc:=[.G16]/[.A16]" office:value-type="float" office:value="0.787185826122785">
            <text:p>0.7872</text:p>
          </table:table-cell>
          <table:table-cell/>
          <table:table-cell table:formula="oooc:=[.E$4]/[.E16]" office:value-type="float" office:value="4.8256401200777">
            <text:p>4.8256</text:p>
          </table:table-cell>
          <table:table-cell table:formula="oooc:=[.J16]/[.A16]" office:value-type="float" office:value="0.804273353346283">
            <text:p>0.8043</text:p>
          </table:table-cell>
          <table:table-cell/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64">
            <text:p>1.640</text:p>
          </table:table-cell>
          <table:table-cell office:value-type="float" office:value="1.597">
            <text:p>1.597</text:p>
          </table:table-cell>
          <table:table-cell office:value-type="float" office:value="1.635">
            <text:p>1.635</text:p>
          </table:table-cell>
          <table:table-cell table:formula="oooc:=AVERAGE([.B17:.D17])" office:value-type="float" office:value="1.624">
            <text:p>1.6240</text:p>
          </table:table-cell>
          <table:table-cell/>
          <table:table-cell table:formula="oooc:=[.E$11]/[.E17]" office:value-type="float" office:value="5.48994252873563">
            <text:p>5.4899</text:p>
          </table:table-cell>
          <table:table-cell table:formula="oooc:=[.G17]/[.A17]" office:value-type="float" office:value="0.78427750410509">
            <text:p>0.7843</text:p>
          </table:table-cell>
          <table:table-cell/>
          <table:table-cell table:formula="oooc:=[.E$4]/[.E17]" office:value-type="float" office:value="5.60911330049261">
            <text:p>5.6091</text:p>
          </table:table-cell>
          <table:table-cell table:formula="oooc:=[.J17]/[.A17]" office:value-type="float" office:value="0.801301900070373">
            <text:p>0.8013</text:p>
          </table:table-cell>
          <table:table-cell/>
          <table:table-cell office:value-type="float" office:value="88">
            <text:p>88</text:p>
          </table:table-cell>
          <table:table-cell table:number-columns-repeated="2" office:value-type="float" office:value="89">
            <text:p>8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458">
            <text:p>1.458</text:p>
          </table:table-cell>
          <table:table-cell office:value-type="float" office:value="1.452">
            <text:p>1.452</text:p>
          </table:table-cell>
          <table:table-cell office:value-type="float" office:value="1.488">
            <text:p>1.488</text:p>
          </table:table-cell>
          <table:table-cell table:formula="oooc:=AVERAGE([.B18:.D18])" office:value-type="float" office:value="1.466">
            <text:p>1.4660</text:p>
          </table:table-cell>
          <table:table-cell/>
          <table:table-cell table:formula="oooc:=[.E$11]/[.E18]" office:value-type="float" office:value="6.08162801273306">
            <text:p>6.0816</text:p>
          </table:table-cell>
          <table:table-cell table:formula="oooc:=[.G18]/[.A18]" office:value-type="float" office:value="0.760203501591633">
            <text:p>0.7602</text:p>
          </table:table-cell>
          <table:table-cell/>
          <table:table-cell table:formula="oooc:=[.E$4]/[.E18]" office:value-type="float" office:value="6.21364256480218">
            <text:p>6.2136</text:p>
          </table:table-cell>
          <table:table-cell table:formula="oooc:=[.J18]/[.A18]" office:value-type="float" office:value="0.776705320600273">
            <text:p>0.7767</text:p>
          </table:table-cell>
          <table:table-cell/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316">
            <text:p>1.316</text:p>
          </table:table-cell>
          <table:table-cell office:value-type="float" office:value="1.302">
            <text:p>1.302</text:p>
          </table:table-cell>
          <table:table-cell office:value-type="float" office:value="1.307">
            <text:p>1.307</text:p>
          </table:table-cell>
          <table:table-cell table:formula="oooc:=AVERAGE([.B19:.D19])" office:value-type="float" office:value="1.30833333333333">
            <text:p>1.3083</text:p>
          </table:table-cell>
          <table:table-cell/>
          <table:table-cell table:formula="oooc:=[.E$11]/[.E19]" office:value-type="float" office:value="6.81452229299363">
            <text:p>6.8145</text:p>
          </table:table-cell>
          <table:table-cell table:formula="oooc:=[.G19]/[.A19]" office:value-type="float" office:value="0.757169143665959">
            <text:p>0.7572</text:p>
          </table:table-cell>
          <table:table-cell/>
          <table:table-cell table:formula="oooc:=[.E$4]/[.E19]" office:value-type="float" office:value="6.96244585987261">
            <text:p>6.9624</text:p>
          </table:table-cell>
          <table:table-cell table:formula="oooc:=[.J19]/[.A19]" office:value-type="float" office:value="0.773605095541401">
            <text:p>0.7736</text:p>
          </table:table-cell>
          <table:table-cell/>
          <table:table-cell table:number-columns-repeated="3" office:value-type="float" office:value="69">
            <text:p>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22">
            <text:p>1.220</text:p>
          </table:table-cell>
          <table:table-cell office:value-type="float" office:value="1.202">
            <text:p>1.202</text:p>
          </table:table-cell>
          <table:table-cell office:value-type="float" office:value="1.194">
            <text:p>1.194</text:p>
          </table:table-cell>
          <table:table-cell table:formula="oooc:=AVERAGE([.B20:.D20])" office:value-type="float" office:value="1.20533333333333">
            <text:p>1.2053</text:p>
          </table:table-cell>
          <table:table-cell/>
          <table:table-cell table:formula="oooc:=[.E$11]/[.E20]" office:value-type="float" office:value="7.39684734513275">
            <text:p>7.3968</text:p>
          </table:table-cell>
          <table:table-cell table:formula="oooc:=[.G20]/[.A20]" office:value-type="float" office:value="0.739684734513274">
            <text:p>0.7397</text:p>
          </table:table-cell>
          <table:table-cell/>
          <table:table-cell table:formula="oooc:=[.E$4]/[.E20]" office:value-type="float" office:value="7.55741150442478">
            <text:p>7.5574</text:p>
          </table:table-cell>
          <table:table-cell table:formula="oooc:=[.J20]/[.A20]" office:value-type="float" office:value="0.755741150442478">
            <text:p>0.7557</text:p>
          </table:table-cell>
          <table:table-cell/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112">
            <text:p>1.112</text:p>
          </table:table-cell>
          <table:table-cell office:value-type="float" office:value="1.141">
            <text:p>1.141</text:p>
          </table:table-cell>
          <table:table-cell office:value-type="float" office:value="1.158">
            <text:p>1.158</text:p>
          </table:table-cell>
          <table:table-cell table:formula="oooc:=AVERAGE([.B21:.D21])" office:value-type="float" office:value="1.137">
            <text:p>1.1370</text:p>
          </table:table-cell>
          <table:table-cell/>
          <table:table-cell table:formula="oooc:=[.E$11]/[.E21]" office:value-type="float" office:value="7.84139548519496">
            <text:p>7.8414</text:p>
          </table:table-cell>
          <table:table-cell table:formula="oooc:=[.G21]/[.A21]" office:value-type="float" office:value="0.712854135017723">
            <text:p>0.7129</text:p>
          </table:table-cell>
          <table:table-cell/>
          <table:table-cell table:formula="oooc:=[.E$4]/[.E21]" office:value-type="float" office:value="8.01160949868074">
            <text:p>8.0116</text:p>
          </table:table-cell>
          <table:table-cell table:formula="oooc:=[.J21]/[.A21]" office:value-type="float" office:value="0.728328136243703">
            <text:p>0.7283</text:p>
          </table:table-cell>
          <table:table-cell/>
          <table:table-cell table:number-columns-repeated="2" office:value-type="float" office:value="58">
            <text:p>5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064">
            <text:p>1.064</text:p>
          </table:table-cell>
          <table:table-cell office:value-type="float" office:value="1.04">
            <text:p>1.040</text:p>
          </table:table-cell>
          <table:table-cell office:value-type="float" office:value="1.035">
            <text:p>1.035</text:p>
          </table:table-cell>
          <table:table-cell table:formula="oooc:=AVERAGE([.B22:.D22])" office:value-type="float" office:value="1.04633333333333">
            <text:p>1.0463</text:p>
          </table:table-cell>
          <table:table-cell/>
          <table:table-cell table:formula="oooc:=[.E$11]/[.E22]" office:value-type="float" office:value="8.52086651799936">
            <text:p>8.5209</text:p>
          </table:table-cell>
          <table:table-cell table:formula="oooc:=[.G22]/[.A22]" office:value-type="float" office:value="0.71007220983328">
            <text:p>0.7101</text:p>
          </table:table-cell>
          <table:table-cell/>
          <table:table-cell table:formula="oooc:=[.E$4]/[.E22]" office:value-type="float" office:value="8.70582988212807">
            <text:p>8.7058</text:p>
          </table:table-cell>
          <table:table-cell table:formula="oooc:=[.J22]/[.A22]" office:value-type="float" office:value="0.725485823510672">
            <text:p>0.7255</text:p>
          </table:table-cell>
          <table:table-cell/>
          <table:table-cell office:value-type="float" office:value="52">
            <text:p>52</text:p>
          </table:table-cell>
          <table:table-cell table:number-columns-repeated="2" office:value-type="float" office:value="51">
            <text:p>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995">
            <text:p>0.995</text:p>
          </table:table-cell>
          <table:table-cell office:value-type="float" office:value="1.007">
            <text:p>1.007</text:p>
          </table:table-cell>
          <table:table-cell office:value-type="float" office:value="0.974">
            <text:p>0.974</text:p>
          </table:table-cell>
          <table:table-cell table:formula="oooc:=AVERAGE([.B23:.D23])" office:value-type="float" office:value="0.992">
            <text:p>0.9920</text:p>
          </table:table-cell>
          <table:table-cell/>
          <table:table-cell table:formula="oooc:=[.E$11]/[.E23]" office:value-type="float" office:value="8.98756720430108">
            <text:p>8.9876</text:p>
          </table:table-cell>
          <table:table-cell table:formula="oooc:=[.G23]/[.A23]" office:value-type="float" office:value="0.691351323407775">
            <text:p>0.6914</text:p>
          </table:table-cell>
          <table:table-cell/>
          <table:table-cell table:formula="oooc:=[.E$4]/[.E23]" office:value-type="float" office:value="9.18266129032258">
            <text:p>9.1827</text:p>
          </table:table-cell>
          <table:table-cell table:formula="oooc:=[.J23]/[.A23]" office:value-type="float" office:value="0.706358560794045">
            <text:p>0.7064</text:p>
          </table:table-cell>
          <table:table-cell/>
          <table:table-cell office:value-type="float" office:value="50">
            <text:p>50</text:p>
          </table:table-cell>
          <table:table-cell table:number-columns-repeated="2" office:value-type="float" office:value="49">
            <text:p>4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1">
            <text:p>0.901</text:p>
          </table:table-cell>
          <table:table-cell office:value-type="float" office:value="0.913">
            <text:p>0.913</text:p>
          </table:table-cell>
          <table:table-cell office:value-type="float" office:value="0.904">
            <text:p>0.904</text:p>
          </table:table-cell>
          <table:table-cell table:formula="oooc:=AVERAGE([.B24:.D24])" office:value-type="float" office:value="0.906">
            <text:p>0.9060</text:p>
          </table:table-cell>
          <table:table-cell/>
          <table:table-cell table:formula="oooc:=[.E$11]/[.E24]" office:value-type="float" office:value="9.84069168506255">
            <text:p>9.8407</text:p>
          </table:table-cell>
          <table:table-cell table:formula="oooc:=[.G24]/[.A24]" office:value-type="float" office:value="0.702906548933039">
            <text:p>0.7029</text:p>
          </table:table-cell>
          <table:table-cell/>
          <table:table-cell table:formula="oooc:=[.E$4]/[.E24]" office:value-type="float" office:value="10.0543046357616">
            <text:p>10.0543</text:p>
          </table:table-cell>
          <table:table-cell table:formula="oooc:=[.J24]/[.A24]" office:value-type="float" office:value="0.718164616840114">
            <text:p>0.7182</text:p>
          </table:table-cell>
          <table:table-cell/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903">
            <text:p>0.903</text:p>
          </table:table-cell>
          <table:table-cell office:value-type="float" office:value="0.923">
            <text:p>0.923</text:p>
          </table:table-cell>
          <table:table-cell office:value-type="float" office:value="0.88">
            <text:p>0.880</text:p>
          </table:table-cell>
          <table:table-cell table:formula="oooc:=AVERAGE([.B25:.D25])" office:value-type="float" office:value="0.902">
            <text:p>0.9020</text:p>
          </table:table-cell>
          <table:table-cell/>
          <table:table-cell table:formula="oooc:=[.E$11]/[.E25]" office:value-type="float" office:value="9.88433111603843">
            <text:p>9.8843</text:p>
          </table:table-cell>
          <table:table-cell table:formula="oooc:=[.G25]/[.A25]" office:value-type="float" office:value="0.658955407735896">
            <text:p>0.6590</text:p>
          </table:table-cell>
          <table:table-cell/>
          <table:table-cell table:formula="oooc:=[.E$4]/[.E25]" office:value-type="float" office:value="10.0988913525499">
            <text:p>10.0989</text:p>
          </table:table-cell>
          <table:table-cell table:formula="oooc:=[.J25]/[.A25]" office:value-type="float" office:value="0.673259423503326">
            <text:p>0.6733</text:p>
          </table:table-cell>
          <table:table-cell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21">
            <text:p>0.821</text:p>
          </table:table-cell>
          <table:table-cell office:value-type="float" office:value="0.816">
            <text:p>0.816</text:p>
          </table:table-cell>
          <table:table-cell office:value-type="float" office:value="0.826">
            <text:p>0.826</text:p>
          </table:table-cell>
          <table:table-cell table:formula="oooc:=AVERAGE([.B26:.D26])" office:value-type="float" office:value="0.821">
            <text:p>0.8210</text:p>
          </table:table-cell>
          <table:table-cell/>
          <table:table-cell table:formula="oooc:=[.E$11]/[.E26]" office:value-type="float" office:value="10.85952090946">
            <text:p>10.8595</text:p>
          </table:table-cell>
          <table:table-cell table:formula="oooc:=[.G26]/[.A26]" office:value-type="float" office:value="0.67872005684125">
            <text:p>0.6787</text:p>
          </table:table-cell>
          <table:table-cell/>
          <table:table-cell table:formula="oooc:=[.E$4]/[.E26]" office:value-type="float" office:value="11.0952496954933">
            <text:p>11.0952</text:p>
          </table:table-cell>
          <table:table-cell table:formula="oooc:=[.J26]/[.A26]" office:value-type="float" office:value="0.693453105968331">
            <text:p>0.6935</text:p>
          </table:table-cell>
          <table:table-cell/>
          <table:table-cell office:value-type="float" office:value="40">
            <text:p>40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1">
          <table:table-cell>
            <draw:frame table:end-cell-address="Hoja1.F43" table:end-x="0.758cm" table:end-y="0.146cm" draw:z-index="0" svg:width="7.999cm" svg:height="6.999cm" svg:x="0.941cm" svg:y="0.372cm">
              <draw:object draw:notify-on-update-of-ranges="Hoja1.A10:Hoja1.A26 Hoja1.E10:Hoja1.E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 table:style-name="Default">
            <draw:frame table:end-cell-address="Hoja1.L43" table:end-x="0.977cm" table:end-y="0.146cm" draw:z-index="1" svg:width="7.999cm" svg:height="6.999cm" svg:x="0.878cm" svg:y="0.372cm">
              <draw:object draw:notify-on-update-of-ranges="Hoja1.A10:Hoja1.A26 Hoja1.G10:Hoja1.G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6"/>
          <table:table-cell>
            <draw:frame table:end-cell-address="Hoja1.R43" table:end-x="0.707cm" table:end-y="0.199cm" draw:z-index="2" svg:width="7.999cm" svg:height="6.999cm" svg:x="0.186cm" svg:y="0.425cm">
              <draw:object draw:notify-on-update-of-ranges="Hoja1.A10:Hoja1.A26 Hoja1.H10:Hoja1.H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column table:style-name="co2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office:value-type="string">
            <text:p>MandelBrot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 office:value-type="string">
            <text:p>Ejecuciones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2" office:value-type="string">
            <text:p>Media</text:p>
          </table:table-cell>
          <table:table-cell table:style-name="ce2" table:number-columns-repeated="7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1207">
            <text:p>9.121</text:p>
          </table:table-cell>
          <table:table-cell office:value-type="float" office:value="9.0985">
            <text:p>9.099</text:p>
          </table:table-cell>
          <table:table-cell office:value-type="float" office:value="9.1084">
            <text:p>9.108</text:p>
          </table:table-cell>
          <table:table-cell table:formula="oooc:=AVERAGE([.B4:.D4])" office:value-type="float" office:value="9.1092">
            <text:p>9.1092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>
            <text:p>MandelTBg2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 office:value-type="string">
            <text:p>Ejecuciones</text:p>
          </table:table-cell>
          <table:table-cell table:style-name="Default" table:number-columns-repeated="10"/>
          <table:table-cell office:value-type="string">
            <text:p>Tallies local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2" office:value-type="string">
            <text:p>Media</text:p>
          </table:table-cell>
          <table:table-cell table:style-name="ce2"/>
          <table:table-cell table:style-name="Default" office:value-type="string">
            <text:p>Escalabilidad</text:p>
          </table:table-cell>
          <table:table-cell table:style-name="ce2" office:value-type="string">
            <text:p>Eficiencia</text:p>
          </table:table-cell>
          <table:table-cell table:style-name="ce2"/>
          <table:table-cell table:style-name="ce2" office:value-type="string">
            <text:p>Ganancia real</text:p>
          </table:table-cell>
          <table:table-cell table:style-name="ce2" office:value-type="string">
            <text:p>Efic.real</text:p>
          </table:table-cell>
          <table:table-cell table:style-name="ce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468">
            <text:p>9.468</text:p>
          </table:table-cell>
          <table:table-cell office:value-type="float" office:value="9.313">
            <text:p>9.313</text:p>
          </table:table-cell>
          <table:table-cell office:value-type="float" office:value="9.293">
            <text:p>9.293</text:p>
          </table:table-cell>
          <table:table-cell table:formula="oooc:=AVERAGE([.B11:.D11])" office:value-type="float" office:value="9.358">
            <text:p>9.3580</text:p>
          </table:table-cell>
          <table:table-cell/>
          <table:table-cell table:formula="oooc:=[.E$11]/[.E11]" office:value-type="float" office:value="1">
            <text:p>1.0000</text:p>
          </table:table-cell>
          <table:table-cell table:formula="oooc:=[.G11]/[.A11]" office:value-type="float" office:value="1">
            <text:p>1.0000</text:p>
          </table:table-cell>
          <table:table-cell/>
          <table:table-cell table:formula="oooc:=[.E$4]/[.E11]" office:value-type="float" office:value="0.973413122462064">
            <text:p>0.9734</text:p>
          </table:table-cell>
          <table:table-cell table:formula="oooc:=[.J11]/[.A11]" office:value-type="float" office:value="0.973413122462064">
            <text:p>0.9734</text:p>
          </table:table-cell>
          <table:table-cell/>
          <table:table-cell table:number-columns-repeated="3" office:value-type="float" office:value="600">
            <text:p>6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686">
            <text:p>4.686</text:p>
          </table:table-cell>
          <table:table-cell office:value-type="float" office:value="4.677">
            <text:p>4.677</text:p>
          </table:table-cell>
          <table:table-cell office:value-type="float" office:value="4.666">
            <text:p>4.666</text:p>
          </table:table-cell>
          <table:table-cell table:formula="oooc:=AVERAGE([.B12:.D12])" office:value-type="float" office:value="4.67633333333333">
            <text:p>4.6763</text:p>
          </table:table-cell>
          <table:table-cell/>
          <table:table-cell table:formula="oooc:=[.E$11]/[.E12]" office:value-type="float" office:value="2.00114049468957">
            <text:p>2.0011</text:p>
          </table:table-cell>
          <table:table-cell table:formula="oooc:=[.G12]/[.A12]" office:value-type="float" office:value="1.00057024734479">
            <text:p>1.0006</text:p>
          </table:table-cell>
          <table:table-cell/>
          <table:table-cell table:formula="oooc:=[.E$4]/[.E12]" office:value-type="float" office:value="1.94793641742106">
            <text:p>1.9479</text:p>
          </table:table-cell>
          <table:table-cell table:formula="oooc:=[.J12]/[.A12]" office:value-type="float" office:value="0.973968208710528">
            <text:p>0.9740</text:p>
          </table:table-cell>
          <table:table-cell/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215">
            <text:p>3.215</text:p>
          </table:table-cell>
          <table:table-cell office:value-type="float" office:value="3.16">
            <text:p>3.160</text:p>
          </table:table-cell>
          <table:table-cell office:value-type="float" office:value="3.151">
            <text:p>3.151</text:p>
          </table:table-cell>
          <table:table-cell table:formula="oooc:=AVERAGE([.B13:.D13])" office:value-type="float" office:value="3.17533333333333">
            <text:p>3.1753</text:p>
          </table:table-cell>
          <table:table-cell/>
          <table:table-cell table:formula="oooc:=[.E$11]/[.E13]" office:value-type="float" office:value="2.94709216880118">
            <text:p>2.9471</text:p>
          </table:table-cell>
          <table:table-cell table:formula="oooc:=[.G13]/[.A13]" office:value-type="float" office:value="0.982364056267059">
            <text:p>0.9824</text:p>
          </table:table-cell>
          <table:table-cell/>
          <table:table-cell table:formula="oooc:=[.E$4]/[.E13]" office:value-type="float" office:value="2.86873819021625">
            <text:p>2.8687</text:p>
          </table:table-cell>
          <table:table-cell table:formula="oooc:=[.J13]/[.A13]" office:value-type="float" office:value="0.956246063405417">
            <text:p>0.9562</text:p>
          </table:table-cell>
          <table:table-cell/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375">
            <text:p>2.375</text:p>
          </table:table-cell>
          <table:table-cell office:value-type="float" office:value="2.395">
            <text:p>2.395</text:p>
          </table:table-cell>
          <table:table-cell office:value-type="float" office:value="2.387">
            <text:p>2.387</text:p>
          </table:table-cell>
          <table:table-cell table:formula="oooc:=AVERAGE([.B14:.D14])" office:value-type="float" office:value="2.38566666666667">
            <text:p>2.3857</text:p>
          </table:table-cell>
          <table:table-cell/>
          <table:table-cell table:formula="oooc:=[.E$11]/[.E14]" office:value-type="float" office:value="3.92259326533464">
            <text:p>3.9226</text:p>
          </table:table-cell>
          <table:table-cell table:formula="oooc:=[.G14]/[.A14]" office:value-type="float" office:value="0.980648316333659">
            <text:p>0.9806</text:p>
          </table:table-cell>
          <table:table-cell/>
          <table:table-cell table:formula="oooc:=[.E$4]/[.E14]" office:value-type="float" office:value="3.81830375855805">
            <text:p>3.8183</text:p>
          </table:table-cell>
          <table:table-cell table:formula="oooc:=[.J14]/[.A14]" office:value-type="float" office:value="0.954575939639514">
            <text:p>0.9546</text:p>
          </table:table-cell>
          <table:table-cell/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933">
            <text:p>1.933</text:p>
          </table:table-cell>
          <table:table-cell office:value-type="float" office:value="1.93">
            <text:p>1.930</text:p>
          </table:table-cell>
          <table:table-cell office:value-type="float" office:value="1.921">
            <text:p>1.921</text:p>
          </table:table-cell>
          <table:table-cell table:formula="oooc:=AVERAGE([.B15:.D15])" office:value-type="float" office:value="1.928">
            <text:p>1.9280</text:p>
          </table:table-cell>
          <table:table-cell/>
          <table:table-cell table:formula="oooc:=[.E$11]/[.E15]" office:value-type="float" office:value="4.85373443983403">
            <text:p>4.8537</text:p>
          </table:table-cell>
          <table:table-cell table:formula="oooc:=[.G15]/[.A15]" office:value-type="float" office:value="0.970746887966805">
            <text:p>0.9707</text:p>
          </table:table-cell>
          <table:table-cell/>
          <table:table-cell table:formula="oooc:=[.E$4]/[.E15]" office:value-type="float" office:value="4.7246887966805">
            <text:p>4.7247</text:p>
          </table:table-cell>
          <table:table-cell table:formula="oooc:=[.J15]/[.A15]" office:value-type="float" office:value="0.9449377593361">
            <text:p>0.9449</text:p>
          </table:table-cell>
          <table:table-cell/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606">
            <text:p>1.606</text:p>
          </table:table-cell>
          <table:table-cell office:value-type="float" office:value="1.61">
            <text:p>1.610</text:p>
          </table:table-cell>
          <table:table-cell office:value-type="float" office:value="1.611">
            <text:p>1.611</text:p>
          </table:table-cell>
          <table:table-cell table:formula="oooc:=AVERAGE([.B16:.D16])" office:value-type="float" office:value="1.609">
            <text:p>1.6090</text:p>
          </table:table-cell>
          <table:table-cell/>
          <table:table-cell table:formula="oooc:=[.E$11]/[.E16]" office:value-type="float" office:value="5.81603480422623">
            <text:p>5.8160</text:p>
          </table:table-cell>
          <table:table-cell table:formula="oooc:=[.G16]/[.A16]" office:value-type="float" office:value="0.969339134037705">
            <text:p>0.9693</text:p>
          </table:table-cell>
          <table:table-cell/>
          <table:table-cell table:formula="oooc:=[.E$4]/[.E16]" office:value-type="float" office:value="5.66140459912989">
            <text:p>5.6614</text:p>
          </table:table-cell>
          <table:table-cell table:formula="oooc:=[.J16]/[.A16]" office:value-type="float" office:value="0.943567433188316">
            <text:p>0.9436</text:p>
          </table:table-cell>
          <table:table-cell/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397">
            <text:p>1.397</text:p>
          </table:table-cell>
          <table:table-cell office:value-type="float" office:value="1.386">
            <text:p>1.386</text:p>
          </table:table-cell>
          <table:table-cell office:value-type="float" office:value="1.382">
            <text:p>1.382</text:p>
          </table:table-cell>
          <table:table-cell table:formula="oooc:=AVERAGE([.B17:.D17])" office:value-type="float" office:value="1.38833333333333">
            <text:p>1.3883</text:p>
          </table:table-cell>
          <table:table-cell/>
          <table:table-cell table:formula="oooc:=[.E$11]/[.E17]" office:value-type="float" office:value="6.74045618247299">
            <text:p>6.7405</text:p>
          </table:table-cell>
          <table:table-cell table:formula="oooc:=[.G17]/[.A17]" office:value-type="float" office:value="0.962922311781856">
            <text:p>0.9629</text:p>
          </table:table-cell>
          <table:table-cell/>
          <table:table-cell table:formula="oooc:=[.E$4]/[.E17]" office:value-type="float" office:value="6.56124849939976">
            <text:p>6.5612</text:p>
          </table:table-cell>
          <table:table-cell table:formula="oooc:=[.J17]/[.A17]" office:value-type="float" office:value="0.937321214199966">
            <text:p>0.9373</text:p>
          </table:table-cell>
          <table:table-cell/>
          <table:table-cell office:value-type="float" office:value="83">
            <text:p>83</text:p>
          </table:table-cell>
          <table:table-cell table:number-columns-repeated="2" office:value-type="float" office:value="88">
            <text:p>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22">
            <text:p>1.220</text:p>
          </table:table-cell>
          <table:table-cell office:value-type="float" office:value="1.215">
            <text:p>1.215</text:p>
          </table:table-cell>
          <table:table-cell office:value-type="float" office:value="1.216">
            <text:p>1.216</text:p>
          </table:table-cell>
          <table:table-cell table:formula="oooc:=AVERAGE([.B18:.D18])" office:value-type="float" office:value="1.217">
            <text:p>1.2170</text:p>
          </table:table-cell>
          <table:table-cell/>
          <table:table-cell table:formula="oooc:=[.E$11]/[.E18]" office:value-type="float" office:value="7.68940016433854">
            <text:p>7.6894</text:p>
          </table:table-cell>
          <table:table-cell table:formula="oooc:=[.G18]/[.A18]" office:value-type="float" office:value="0.961175020542317">
            <text:p>0.9612</text:p>
          </table:table-cell>
          <table:table-cell/>
          <table:table-cell table:formula="oooc:=[.E$4]/[.E18]" office:value-type="float" office:value="7.48496302382909">
            <text:p>7.4850</text:p>
          </table:table-cell>
          <table:table-cell table:formula="oooc:=[.J18]/[.A18]" office:value-type="float" office:value="0.935620377978636">
            <text:p>0.9356</text:p>
          </table:table-cell>
          <table:table-cell/>
          <table:table-cell table:number-columns-repeated="2" office:value-type="float" office:value="77">
            <text:p>77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294">
            <text:p>1.294</text:p>
          </table:table-cell>
          <table:table-cell office:value-type="float" office:value="1.226">
            <text:p>1.226</text:p>
          </table:table-cell>
          <table:table-cell office:value-type="float" office:value="1.223">
            <text:p>1.223</text:p>
          </table:table-cell>
          <table:table-cell table:formula="oooc:=AVERAGE([.B19:.D19])" office:value-type="float" office:value="1.24766666666667">
            <text:p>1.2477</text:p>
          </table:table-cell>
          <table:table-cell/>
          <table:table-cell table:formula="oooc:=[.E$11]/[.E19]" office:value-type="float" office:value="7.50040074806305">
            <text:p>7.5004</text:p>
          </table:table-cell>
          <table:table-cell table:formula="oooc:=[.G19]/[.A19]" office:value-type="float" office:value="0.833377860895895">
            <text:p>0.8334</text:p>
          </table:table-cell>
          <table:table-cell/>
          <table:table-cell table:formula="oooc:=[.E$4]/[.E19]" office:value-type="float" office:value="7.30098851188886">
            <text:p>7.3010</text:p>
          </table:table-cell>
          <table:table-cell table:formula="oooc:=[.J19]/[.A19]" office:value-type="float" office:value="0.811220945765429">
            <text:p>0.8112</text:p>
          </table:table-cell>
          <table:table-cell/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095">
            <text:p>1.095</text:p>
          </table:table-cell>
          <table:table-cell office:value-type="float" office:value="1.089">
            <text:p>1.089</text:p>
          </table:table-cell>
          <table:table-cell office:value-type="float" office:value="1.098">
            <text:p>1.098</text:p>
          </table:table-cell>
          <table:table-cell table:formula="oooc:=AVERAGE([.B20:.D20])" office:value-type="float" office:value="1.094">
            <text:p>1.0940</text:p>
          </table:table-cell>
          <table:table-cell/>
          <table:table-cell table:formula="oooc:=[.E$11]/[.E20]" office:value-type="float" office:value="8.55393053016453">
            <text:p>8.5539</text:p>
          </table:table-cell>
          <table:table-cell table:formula="oooc:=[.G20]/[.A20]" office:value-type="float" office:value="0.855393053016453">
            <text:p>0.8554</text:p>
          </table:table-cell>
          <table:table-cell/>
          <table:table-cell table:formula="oooc:=[.E$4]/[.E20]" office:value-type="float" office:value="8.32650822669104">
            <text:p>8.3265</text:p>
          </table:table-cell>
          <table:table-cell table:formula="oooc:=[.J20]/[.A20]" office:value-type="float" office:value="0.832650822669104">
            <text:p>0.8327</text:p>
          </table:table-cell>
          <table:table-cell/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988">
            <text:p>0.988</text:p>
          </table:table-cell>
          <table:table-cell office:value-type="float" office:value="1.111">
            <text:p>1.111</text:p>
          </table:table-cell>
          <table:table-cell office:value-type="float" office:value="1.176">
            <text:p>1.176</text:p>
          </table:table-cell>
          <table:table-cell table:formula="oooc:=AVERAGE([.B21:.D21])" office:value-type="float" office:value="1.09166666666667">
            <text:p>1.0917</text:p>
          </table:table-cell>
          <table:table-cell/>
          <table:table-cell table:formula="oooc:=[.E$11]/[.E21]" office:value-type="float" office:value="8.57221374045802">
            <text:p>8.5722</text:p>
          </table:table-cell>
          <table:table-cell table:formula="oooc:=[.G21]/[.A21]" office:value-type="float" office:value="0.779292158223456">
            <text:p>0.7793</text:p>
          </table:table-cell>
          <table:table-cell/>
          <table:table-cell table:formula="oooc:=[.E$4]/[.E21]" office:value-type="float" office:value="8.34430534351145">
            <text:p>8.3443</text:p>
          </table:table-cell>
          <table:table-cell table:formula="oooc:=[.J21]/[.A21]" office:value-type="float" office:value="0.758573213046495">
            <text:p>0.7586</text:p>
          </table:table-cell>
          <table:table-cell/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5">
            <text:p>0.905</text:p>
          </table:table-cell>
          <table:table-cell office:value-type="float" office:value="0.906">
            <text:p>0.906</text:p>
          </table:table-cell>
          <table:table-cell office:value-type="float" office:value="0.913">
            <text:p>0.913</text:p>
          </table:table-cell>
          <table:table-cell table:formula="oooc:=AVERAGE([.B22:.D22])" office:value-type="float" office:value="0.908">
            <text:p>0.9080</text:p>
          </table:table-cell>
          <table:table-cell/>
          <table:table-cell table:formula="oooc:=[.E$11]/[.E22]" office:value-type="float" office:value="10.3061674008811">
            <text:p>10.3062</text:p>
          </table:table-cell>
          <table:table-cell table:formula="oooc:=[.G22]/[.A22]" office:value-type="float" office:value="0.858847283406755">
            <text:p>0.8588</text:p>
          </table:table-cell>
          <table:table-cell/>
          <table:table-cell table:formula="oooc:=[.E$4]/[.E22]" office:value-type="float" office:value="10.0321585903084">
            <text:p>10.0322</text:p>
          </table:table-cell>
          <table:table-cell table:formula="oooc:=[.J22]/[.A22]" office:value-type="float" office:value="0.836013215859031">
            <text:p>0.8360</text:p>
          </table:table-cell>
          <table:table-cell/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46">
            <text:p>0.846</text:p>
          </table:table-cell>
          <table:table-cell office:value-type="float" office:value="0.838">
            <text:p>0.838</text:p>
          </table:table-cell>
          <table:table-cell office:value-type="float" office:value="0.835">
            <text:p>0.835</text:p>
          </table:table-cell>
          <table:table-cell table:formula="oooc:=AVERAGE([.B23:.D23])" office:value-type="float" office:value="0.839666666666667">
            <text:p>0.8397</text:p>
          </table:table-cell>
          <table:table-cell/>
          <table:table-cell table:formula="oooc:=[.E$11]/[.E23]" office:value-type="float" office:value="11.1448987693529">
            <text:p>11.1449</text:p>
          </table:table-cell>
          <table:table-cell table:formula="oooc:=[.G23]/[.A23]" office:value-type="float" office:value="0.85729990533484">
            <text:p>0.8573</text:p>
          </table:table-cell>
          <table:table-cell/>
          <table:table-cell table:formula="oooc:=[.E$4]/[.E23]" office:value-type="float" office:value="10.8485907105994">
            <text:p>10.8486</text:p>
          </table:table-cell>
          <table:table-cell table:formula="oooc:=[.J23]/[.A23]" office:value-type="float" office:value="0.834506977738419">
            <text:p>0.8345</text:p>
          </table:table-cell>
          <table:table-cell/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11">
            <text:p>0.811</text:p>
          </table:table-cell>
          <table:table-cell office:value-type="float" office:value="0.983">
            <text:p>0.983</text:p>
          </table:table-cell>
          <table:table-cell office:value-type="float" office:value="0.782">
            <text:p>0.782</text:p>
          </table:table-cell>
          <table:table-cell table:formula="oooc:=AVERAGE([.B24:.D24])" office:value-type="float" office:value="0.858666666666667">
            <text:p>0.8587</text:p>
          </table:table-cell>
          <table:table-cell/>
          <table:table-cell table:formula="oooc:=[.E$11]/[.E24]" office:value-type="float" office:value="10.8982919254658">
            <text:p>10.8983</text:p>
          </table:table-cell>
          <table:table-cell table:formula="oooc:=[.G24]/[.A24]" office:value-type="float" office:value="0.77844942324756">
            <text:p>0.7784</text:p>
          </table:table-cell>
          <table:table-cell/>
          <table:table-cell table:formula="oooc:=[.E$4]/[.E24]" office:value-type="float" office:value="10.6085403726708">
            <text:p>10.6085</text:p>
          </table:table-cell>
          <table:table-cell table:formula="oooc:=[.J24]/[.A24]" office:value-type="float" office:value="0.7577528837622">
            <text:p>0.7578</text:p>
          </table:table-cell>
          <table:table-cell/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942">
            <text:p>0.942</text:p>
          </table:table-cell>
          <table:table-cell office:value-type="float" office:value="0.733">
            <text:p>0.733</text:p>
          </table:table-cell>
          <table:table-cell office:value-type="float" office:value="0.742">
            <text:p>0.742</text:p>
          </table:table-cell>
          <table:table-cell table:formula="oooc:=AVERAGE([.B25:.D25])" office:value-type="float" office:value="0.805666666666667">
            <text:p>0.8057</text:p>
          </table:table-cell>
          <table:table-cell/>
          <table:table-cell table:formula="oooc:=[.E$11]/[.E25]" office:value-type="float" office:value="11.6152254861398">
            <text:p>11.6152</text:p>
          </table:table-cell>
          <table:table-cell table:formula="oooc:=[.G25]/[.A25]" office:value-type="float" office:value="0.774348365742656">
            <text:p>0.7743</text:p>
          </table:table-cell>
          <table:table-cell/>
          <table:table-cell table:formula="oooc:=[.E$4]/[.E25]" office:value-type="float" office:value="11.3064129085643">
            <text:p>11.3064</text:p>
          </table:table-cell>
          <table:table-cell table:formula="oooc:=[.J25]/[.A25]" office:value-type="float" office:value="0.753760860570956">
            <text:p>0.7538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682">
            <text:p>0.682</text:p>
          </table:table-cell>
          <table:table-cell office:value-type="float" office:value="0.882">
            <text:p>0.882</text:p>
          </table:table-cell>
          <table:table-cell office:value-type="float" office:value="0.9">
            <text:p>0.900</text:p>
          </table:table-cell>
          <table:table-cell table:formula="oooc:=AVERAGE([.B26:.D26])" office:value-type="float" office:value="0.821333333333333">
            <text:p>0.8213</text:p>
          </table:table-cell>
          <table:table-cell/>
          <table:table-cell table:formula="oooc:=[.E$11]/[.E26]" office:value-type="float" office:value="11.3936688311688">
            <text:p>11.3937</text:p>
          </table:table-cell>
          <table:table-cell table:formula="oooc:=[.G26]/[.A26]" office:value-type="float" office:value="0.712104301948052">
            <text:p>0.7121</text:p>
          </table:table-cell>
          <table:table-cell/>
          <table:table-cell table:formula="oooc:=[.E$4]/[.E26]" office:value-type="float" office:value="11.0907467532468">
            <text:p>11.0907</text:p>
          </table:table-cell>
          <table:table-cell table:formula="oooc:=[.J26]/[.A26]" office:value-type="float" office:value="0.693171672077922">
            <text:p>0.6932</text:p>
          </table:table-cell>
          <table:table-cell/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</table:table-row>
        <table:table-row table:style-name="ro1">
          <table:table-cell>
            <draw:frame table:end-cell-address="Hoja2.F43" table:end-x="0.704cm" table:end-y="0.183cm" draw:z-index="0" svg:width="7.999cm" svg:height="6.999cm" svg:x="0.887cm" svg:y="0.409cm">
              <draw:object draw:notify-on-update-of-ranges="Hoja2.A10:Hoja2.A26 Hoja2.E10:Hoja2.E2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Default">
            <draw:frame table:end-cell-address="Hoja2.L43" table:end-x="0.975cm" table:end-y="0.246cm" draw:z-index="1" svg:width="7.999cm" svg:height="6.999cm" svg:x="0.876cm" svg:y="0.021cm">
              <draw:object draw:notify-on-update-of-ranges="Hoja2.A10:Hoja2.A26 Hoja2.G10:Hoja2.G2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6"/>
          <table:table-cell>
            <draw:frame table:end-cell-address="Hoja2.R43" table:end-x="0.639cm" table:end-y="0.28cm" draw:z-index="2" svg:width="7.999cm" svg:height="6.999cm" svg:x="0.118cm" svg:y="0.055cm">
              <draw:object draw:notify-on-update-of-ranges="Hoja2.A10:Hoja2.A26 Hoja2.H10:Hoja2.H2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</table:table>
      <table:table table:name="Hoja3" table:style-name="ta1" table:print="false">
        <table:table-column table:style-name="co1" table:default-cell-style-name="Default"/>
        <table:table-column table:style-name="co2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office:value-type="string">
            <text:p>MandelBrot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 office:value-type="string">
            <text:p>Ejecuciones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2" office:value-type="string">
            <text:p>Media</text:p>
          </table:table-cell>
          <table:table-cell table:style-name="ce2" table:number-columns-repeated="7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1207">
            <text:p>9.121</text:p>
          </table:table-cell>
          <table:table-cell office:value-type="float" office:value="9.0985">
            <text:p>9.099</text:p>
          </table:table-cell>
          <table:table-cell office:value-type="float" office:value="9.1084">
            <text:p>9.108</text:p>
          </table:table-cell>
          <table:table-cell table:formula="oooc:=AVERAGE([.B4:.D4])" office:value-type="float" office:value="9.1092">
            <text:p>9.1092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>
            <text:p>MandelStrp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 office:value-type="string">
            <text:p>Ejecuciones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2" office:value-type="string">
            <text:p>Media</text:p>
          </table:table-cell>
          <table:table-cell table:style-name="ce2"/>
          <table:table-cell table:style-name="Default" office:value-type="string">
            <text:p>Escalabilidad</text:p>
          </table:table-cell>
          <table:table-cell table:style-name="ce2" office:value-type="string">
            <text:p>Eficiencia</text:p>
          </table:table-cell>
          <table:table-cell table:style-name="ce2"/>
          <table:table-cell table:style-name="ce2" office:value-type="string">
            <text:p>Ganancia real</text:p>
          </table:table-cell>
          <table:table-cell table:style-name="ce2" office:value-type="string">
            <text:p>Efic.real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245">
            <text:p>9.245</text:p>
          </table:table-cell>
          <table:table-cell office:value-type="float" office:value="9.267">
            <text:p>9.267</text:p>
          </table:table-cell>
          <table:table-cell office:value-type="float" office:value="9.199">
            <text:p>9.199</text:p>
          </table:table-cell>
          <table:table-cell table:formula="oooc:=AVERAGE([.B11:.D11])" office:value-type="float" office:value="9.237">
            <text:p>9.2370</text:p>
          </table:table-cell>
          <table:table-cell/>
          <table:table-cell table:formula="oooc:=[.E$11]/[.E11]" office:value-type="float" office:value="1">
            <text:p>1.0000</text:p>
          </table:table-cell>
          <table:table-cell table:formula="oooc:=[.G11]/[.A11]" office:value-type="float" office:value="1">
            <text:p>1.0000</text:p>
          </table:table-cell>
          <table:table-cell/>
          <table:table-cell table:formula="oooc:=[.E$4]/[.E11]" office:value-type="float" office:value="0.986164339071127">
            <text:p>0.9862</text:p>
          </table:table-cell>
          <table:table-cell table:formula="oooc:=[.J11]/[.A11]" office:value-type="float" office:value="0.986164339071127">
            <text:p>0.986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105">
            <text:p>5.105</text:p>
          </table:table-cell>
          <table:table-cell office:value-type="float" office:value="5.055">
            <text:p>5.055</text:p>
          </table:table-cell>
          <table:table-cell office:value-type="float" office:value="5.062">
            <text:p>5.062</text:p>
          </table:table-cell>
          <table:table-cell table:formula="oooc:=AVERAGE([.B12:.D12])" office:value-type="float" office:value="5.074">
            <text:p>5.0740</text:p>
          </table:table-cell>
          <table:table-cell/>
          <table:table-cell table:formula="oooc:=[.E$11]/[.E12]" office:value-type="float" office:value="1.82045723295231">
            <text:p>1.8205</text:p>
          </table:table-cell>
          <table:table-cell table:formula="oooc:=[.G12]/[.A12]" office:value-type="float" office:value="0.910228616476153">
            <text:p>0.9102</text:p>
          </table:table-cell>
          <table:table-cell/>
          <table:table-cell table:formula="oooc:=[.E$4]/[.E12]" office:value-type="float" office:value="1.79527000394166">
            <text:p>1.7953</text:p>
          </table:table-cell>
          <table:table-cell table:formula="oooc:=[.J12]/[.A12]" office:value-type="float" office:value="0.897635001970831">
            <text:p>0.897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562">
            <text:p>6.562</text:p>
          </table:table-cell>
          <table:table-cell office:value-type="float" office:value="6.59">
            <text:p>6.590</text:p>
          </table:table-cell>
          <table:table-cell office:value-type="float" office:value="6.581">
            <text:p>6.581</text:p>
          </table:table-cell>
          <table:table-cell table:formula="oooc:=AVERAGE([.B13:.D13])" office:value-type="float" office:value="6.57766666666667">
            <text:p>6.5777</text:p>
          </table:table-cell>
          <table:table-cell/>
          <table:table-cell table:formula="oooc:=[.E$11]/[.E13]" office:value-type="float" office:value="1.404297369888">
            <text:p>1.4043</text:p>
          </table:table-cell>
          <table:table-cell table:formula="oooc:=[.G13]/[.A13]" office:value-type="float" office:value="0.468099123296002">
            <text:p>0.4681</text:p>
          </table:table-cell>
          <table:table-cell/>
          <table:table-cell table:formula="oooc:=[.E$4]/[.E13]" office:value-type="float" office:value="1.38486798763493">
            <text:p>1.3849</text:p>
          </table:table-cell>
          <table:table-cell table:formula="oooc:=[.J13]/[.A13]" office:value-type="float" office:value="0.461622662544975">
            <text:p>0.461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856">
            <text:p>3.856</text:p>
          </table:table-cell>
          <table:table-cell office:value-type="float" office:value="3.865">
            <text:p>3.865</text:p>
          </table:table-cell>
          <table:table-cell office:value-type="float" office:value="3.862">
            <text:p>3.862</text:p>
          </table:table-cell>
          <table:table-cell table:formula="oooc:=AVERAGE([.B14:.D14])" office:value-type="float" office:value="3.861">
            <text:p>3.8610</text:p>
          </table:table-cell>
          <table:table-cell/>
          <table:table-cell table:formula="oooc:=[.E$11]/[.E14]" office:value-type="float" office:value="2.39238539238539">
            <text:p>2.3924</text:p>
          </table:table-cell>
          <table:table-cell table:formula="oooc:=[.G14]/[.A14]" office:value-type="float" office:value="0.598096348096348">
            <text:p>0.5981</text:p>
          </table:table-cell>
          <table:table-cell/>
          <table:table-cell table:formula="oooc:=[.E$4]/[.E14]" office:value-type="float" office:value="2.35928515928516">
            <text:p>2.3593</text:p>
          </table:table-cell>
          <table:table-cell table:formula="oooc:=[.J14]/[.A14]" office:value-type="float" office:value="0.58982128982129">
            <text:p>0.589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331">
            <text:p>4.331</text:p>
          </table:table-cell>
          <table:table-cell office:value-type="float" office:value="4.316">
            <text:p>4.316</text:p>
          </table:table-cell>
          <table:table-cell office:value-type="float" office:value="4.324">
            <text:p>4.324</text:p>
          </table:table-cell>
          <table:table-cell table:formula="oooc:=AVERAGE([.B15:.D15])" office:value-type="float" office:value="4.32366666666667">
            <text:p>4.3237</text:p>
          </table:table-cell>
          <table:table-cell/>
          <table:table-cell table:formula="oooc:=[.E$11]/[.E15]" office:value-type="float" office:value="2.13638115796777">
            <text:p>2.1364</text:p>
          </table:table-cell>
          <table:table-cell table:formula="oooc:=[.G15]/[.A15]" office:value-type="float" office:value="0.427276231593555">
            <text:p>0.4273</text:p>
          </table:table-cell>
          <table:table-cell/>
          <table:table-cell table:formula="oooc:=[.E$4]/[.E15]" office:value-type="float" office:value="2.1068229126513">
            <text:p>2.1068</text:p>
          </table:table-cell>
          <table:table-cell table:formula="oooc:=[.J15]/[.A15]" office:value-type="float" office:value="0.42136458253026">
            <text:p>0.421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441">
            <text:p>3.441</text:p>
          </table:table-cell>
          <table:table-cell office:value-type="float" office:value="3.461">
            <text:p>3.461</text:p>
          </table:table-cell>
          <table:table-cell office:value-type="float" office:value="3.464">
            <text:p>3.464</text:p>
          </table:table-cell>
          <table:table-cell table:formula="oooc:=AVERAGE([.B16:.D16])" office:value-type="float" office:value="3.45533333333333">
            <text:p>3.4553</text:p>
          </table:table-cell>
          <table:table-cell/>
          <table:table-cell table:formula="oooc:=[.E$11]/[.E16]" office:value-type="float" office:value="2.67325873046498">
            <text:p>2.6733</text:p>
          </table:table-cell>
          <table:table-cell table:formula="oooc:=[.G16]/[.A16]" office:value-type="float" office:value="0.445543121744164">
            <text:p>0.4455</text:p>
          </table:table-cell>
          <table:table-cell/>
          <table:table-cell table:formula="oooc:=[.E$4]/[.E16]" office:value-type="float" office:value="2.63627242909512">
            <text:p>2.6363</text:p>
          </table:table-cell>
          <table:table-cell table:formula="oooc:=[.J16]/[.A16]" office:value-type="float" office:value="0.43937873818252">
            <text:p>0.4394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256">
            <text:p>3.256</text:p>
          </table:table-cell>
          <table:table-cell office:value-type="float" office:value="3.248">
            <text:p>3.248</text:p>
          </table:table-cell>
          <table:table-cell office:value-type="float" office:value="3.272">
            <text:p>3.272</text:p>
          </table:table-cell>
          <table:table-cell table:formula="oooc:=AVERAGE([.B17:.D17])" office:value-type="float" office:value="3.25866666666667">
            <text:p>3.2587</text:p>
          </table:table-cell>
          <table:table-cell/>
          <table:table-cell table:formula="oooc:=[.E$11]/[.E17]" office:value-type="float" office:value="2.83459492635025">
            <text:p>2.8346</text:p>
          </table:table-cell>
          <table:table-cell table:formula="oooc:=[.G17]/[.A17]" office:value-type="float" office:value="0.404942132335749">
            <text:p>0.4049</text:p>
          </table:table-cell>
          <table:table-cell/>
          <table:table-cell table:formula="oooc:=[.E$4]/[.E17]" office:value-type="float" office:value="2.79537643207856">
            <text:p>2.7954</text:p>
          </table:table-cell>
          <table:table-cell table:formula="oooc:=[.J17]/[.A17]" office:value-type="float" office:value="0.399339490296937">
            <text:p>0.3993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749">
            <text:p>2.749</text:p>
          </table:table-cell>
          <table:table-cell office:value-type="float" office:value="2.75">
            <text:p>2.750</text:p>
          </table:table-cell>
          <table:table-cell office:value-type="float" office:value="2.771">
            <text:p>2.771</text:p>
          </table:table-cell>
          <table:table-cell table:formula="oooc:=AVERAGE([.B18:.D18])" office:value-type="float" office:value="2.75666666666667">
            <text:p>2.7567</text:p>
          </table:table-cell>
          <table:table-cell/>
          <table:table-cell table:formula="oooc:=[.E$11]/[.E18]" office:value-type="float" office:value="3.35078597339782">
            <text:p>3.3508</text:p>
          </table:table-cell>
          <table:table-cell table:formula="oooc:=[.G18]/[.A18]" office:value-type="float" office:value="0.418848246674728">
            <text:p>0.4188</text:p>
          </table:table-cell>
          <table:table-cell/>
          <table:table-cell table:formula="oooc:=[.E$4]/[.E18]" office:value-type="float" office:value="3.30442563482467">
            <text:p>3.3044</text:p>
          </table:table-cell>
          <table:table-cell table:formula="oooc:=[.J18]/[.A18]" office:value-type="float" office:value="0.413053204353083">
            <text:p>0.413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637">
            <text:p>2.637</text:p>
          </table:table-cell>
          <table:table-cell office:value-type="float" office:value="2.628">
            <text:p>2.628</text:p>
          </table:table-cell>
          <table:table-cell office:value-type="float" office:value="2.617">
            <text:p>2.617</text:p>
          </table:table-cell>
          <table:table-cell table:formula="oooc:=AVERAGE([.B19:.D19])" office:value-type="float" office:value="2.62733333333333">
            <text:p>2.6273</text:p>
          </table:table-cell>
          <table:table-cell/>
          <table:table-cell table:formula="oooc:=[.E$11]/[.E19]" office:value-type="float" office:value="3.51573204770363">
            <text:p>3.5157</text:p>
          </table:table-cell>
          <table:table-cell table:formula="oooc:=[.G19]/[.A19]" office:value-type="float" office:value="0.390636894189292">
            <text:p>0.3906</text:p>
          </table:table-cell>
          <table:table-cell/>
          <table:table-cell table:formula="oooc:=[.E$4]/[.E19]" office:value-type="float" office:value="3.46708957117483">
            <text:p>3.4671</text:p>
          </table:table-cell>
          <table:table-cell table:formula="oooc:=[.J19]/[.A19]" office:value-type="float" office:value="0.385232174574981">
            <text:p>0.385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304">
            <text:p>2.304</text:p>
          </table:table-cell>
          <table:table-cell office:value-type="float" office:value="2.302">
            <text:p>2.302</text:p>
          </table:table-cell>
          <table:table-cell office:value-type="float" office:value="2.291">
            <text:p>2.291</text:p>
          </table:table-cell>
          <table:table-cell table:formula="oooc:=AVERAGE([.B20:.D20])" office:value-type="float" office:value="2.299">
            <text:p>2.2990</text:p>
          </table:table-cell>
          <table:table-cell/>
          <table:table-cell table:formula="oooc:=[.E$11]/[.E20]" office:value-type="float" office:value="4.01783384080035">
            <text:p>4.0178</text:p>
          </table:table-cell>
          <table:table-cell table:formula="oooc:=[.G20]/[.A20]" office:value-type="float" office:value="0.401783384080035">
            <text:p>0.4018</text:p>
          </table:table-cell>
          <table:table-cell/>
          <table:table-cell table:formula="oooc:=[.E$4]/[.E20]" office:value-type="float" office:value="3.96224445411048">
            <text:p>3.9622</text:p>
          </table:table-cell>
          <table:table-cell table:formula="oooc:=[.J20]/[.A20]" office:value-type="float" office:value="0.396224445411048">
            <text:p>0.396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2.172">
            <text:p>2.172</text:p>
          </table:table-cell>
          <table:table-cell office:value-type="float" office:value="2.174">
            <text:p>2.174</text:p>
          </table:table-cell>
          <table:table-cell table:formula="oooc:=AVERAGE([.B21:.D21])" office:value-type="float" office:value="2.17266666666667">
            <text:p>2.1727</text:p>
          </table:table-cell>
          <table:table-cell/>
          <table:table-cell table:formula="oooc:=[.E$11]/[.E21]" office:value-type="float" office:value="4.25145750230132">
            <text:p>4.2515</text:p>
          </table:table-cell>
          <table:table-cell table:formula="oooc:=[.G21]/[.A21]" office:value-type="float" office:value="0.386496136572847">
            <text:p>0.3865</text:p>
          </table:table-cell>
          <table:table-cell/>
          <table:table-cell table:formula="oooc:=[.E$4]/[.E21]" office:value-type="float" office:value="4.19263577784596">
            <text:p>4.1926</text:p>
          </table:table-cell>
          <table:table-cell table:formula="oooc:=[.J21]/[.A21]" office:value-type="float" office:value="0.381148707076906">
            <text:p>0.381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911">
            <text:p>1.911</text:p>
          </table:table-cell>
          <table:table-cell office:value-type="float" office:value="1.917">
            <text:p>1.917</text:p>
          </table:table-cell>
          <table:table-cell office:value-type="float" office:value="1.922">
            <text:p>1.922</text:p>
          </table:table-cell>
          <table:table-cell table:formula="oooc:=AVERAGE([.B22:.D22])" office:value-type="float" office:value="1.91666666666667">
            <text:p>1.9167</text:p>
          </table:table-cell>
          <table:table-cell/>
          <table:table-cell table:formula="oooc:=[.E$11]/[.E22]" office:value-type="float" office:value="4.81930434782609">
            <text:p>4.8193</text:p>
          </table:table-cell>
          <table:table-cell table:formula="oooc:=[.G22]/[.A22]" office:value-type="float" office:value="0.401608695652174">
            <text:p>0.4016</text:p>
          </table:table-cell>
          <table:table-cell/>
          <table:table-cell table:formula="oooc:=[.E$4]/[.E22]" office:value-type="float" office:value="4.75262608695652">
            <text:p>4.7526</text:p>
          </table:table-cell>
          <table:table-cell table:formula="oooc:=[.J22]/[.A22]" office:value-type="float" office:value="0.396052173913043">
            <text:p>0.396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824">
            <text:p>1.824</text:p>
          </table:table-cell>
          <table:table-cell office:value-type="float" office:value="1.846">
            <text:p>1.846</text:p>
          </table:table-cell>
          <table:table-cell office:value-type="float" office:value="1.821">
            <text:p>1.821</text:p>
          </table:table-cell>
          <table:table-cell table:formula="oooc:=AVERAGE([.B23:.D23])" office:value-type="float" office:value="1.83033333333333">
            <text:p>1.8303</text:p>
          </table:table-cell>
          <table:table-cell/>
          <table:table-cell table:formula="oooc:=[.E$11]/[.E23]" office:value-type="float" office:value="5.0466217446731">
            <text:p>5.0466</text:p>
          </table:table-cell>
          <table:table-cell table:formula="oooc:=[.G23]/[.A23]" office:value-type="float" office:value="0.388201672667162">
            <text:p>0.3882</text:p>
          </table:table-cell>
          <table:table-cell/>
          <table:table-cell table:formula="oooc:=[.E$4]/[.E23]" office:value-type="float" office:value="4.97679839737753">
            <text:p>4.9768</text:p>
          </table:table-cell>
          <table:table-cell table:formula="oooc:=[.J23]/[.A23]" office:value-type="float" office:value="0.382830645952117">
            <text:p>0.3828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679">
            <text:p>1.679</text:p>
          </table:table-cell>
          <table:table-cell office:value-type="float" office:value="1.671">
            <text:p>1.671</text:p>
          </table:table-cell>
          <table:table-cell office:value-type="float" office:value="1.668">
            <text:p>1.668</text:p>
          </table:table-cell>
          <table:table-cell table:formula="oooc:=AVERAGE([.B24:.D24])" office:value-type="float" office:value="1.67266666666667">
            <text:p>1.6727</text:p>
          </table:table-cell>
          <table:table-cell/>
          <table:table-cell table:formula="oooc:=[.E$11]/[.E24]" office:value-type="float" office:value="5.52231964926266">
            <text:p>5.5223</text:p>
          </table:table-cell>
          <table:table-cell table:formula="oooc:=[.G24]/[.A24]" office:value-type="float" office:value="0.394451403518761">
            <text:p>0.3945</text:p>
          </table:table-cell>
          <table:table-cell/>
          <table:table-cell table:formula="oooc:=[.E$4]/[.E24]" office:value-type="float" office:value="5.4459147070546">
            <text:p>5.4459</text:p>
          </table:table-cell>
          <table:table-cell table:formula="oooc:=[.J24]/[.A24]" office:value-type="float" office:value="0.388993907646757">
            <text:p>0.389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574">
            <text:p>1.574</text:p>
          </table:table-cell>
          <table:table-cell office:value-type="float" office:value="1.577">
            <text:p>1.577</text:p>
          </table:table-cell>
          <table:table-cell office:value-type="float" office:value="1.585">
            <text:p>1.585</text:p>
          </table:table-cell>
          <table:table-cell table:formula="oooc:=AVERAGE([.B25:.D25])" office:value-type="float" office:value="1.57866666666667">
            <text:p>1.5787</text:p>
          </table:table-cell>
          <table:table-cell/>
          <table:table-cell table:formula="oooc:=[.E$11]/[.E25]" office:value-type="float" office:value="5.8511402027027">
            <text:p>5.8511</text:p>
          </table:table-cell>
          <table:table-cell table:formula="oooc:=[.G25]/[.A25]" office:value-type="float" office:value="0.390076013513514">
            <text:p>0.3901</text:p>
          </table:table-cell>
          <table:table-cell/>
          <table:table-cell table:formula="oooc:=[.E$4]/[.E25]" office:value-type="float" office:value="5.77018581081081">
            <text:p>5.7702</text:p>
          </table:table-cell>
          <table:table-cell table:formula="oooc:=[.J25]/[.A25]" office:value-type="float" office:value="0.384679054054054">
            <text:p>0.3847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495">
            <text:p>1.495</text:p>
          </table:table-cell>
          <table:table-cell office:value-type="float" office:value="1.522">
            <text:p>1.522</text:p>
          </table:table-cell>
          <table:table-cell office:value-type="float" office:value="1.524">
            <text:p>1.524</text:p>
          </table:table-cell>
          <table:table-cell table:formula="oooc:=AVERAGE([.B26:.D26])" office:value-type="float" office:value="1.51366666666667">
            <text:p>1.5137</text:p>
          </table:table-cell>
          <table:table-cell/>
          <table:table-cell table:formula="oooc:=[.E$11]/[.E26]" office:value-type="float" office:value="6.1024003523453">
            <text:p>6.1024</text:p>
          </table:table-cell>
          <table:table-cell table:formula="oooc:=[.G26]/[.A26]" office:value-type="float" office:value="0.381400022021581">
            <text:p>0.3814</text:p>
          </table:table-cell>
          <table:table-cell/>
          <table:table-cell table:formula="oooc:=[.E$4]/[.E26]" office:value-type="float" office:value="6.01796961021801">
            <text:p>6.0180</text:p>
          </table:table-cell>
          <table:table-cell table:formula="oooc:=[.J26]/[.A26]" office:value-type="float" office:value="0.376123100638626">
            <text:p>0.3761</text:p>
          </table:table-cell>
          <table:table-cell table:number-columns-repeated="4"/>
        </table:table-row>
        <table:table-row table:style-name="ro1">
          <table:table-cell>
            <draw:frame table:end-cell-address="Hoja3.F43" table:end-x="0.704cm" table:end-y="0.184cm" draw:z-index="0" svg:width="7.999cm" svg:height="6.999cm" svg:x="0.887cm" svg:y="0.41cm">
              <draw:object draw:notify-on-update-of-ranges="Hoja3.A10:Hoja3.A26 Hoja3.E10:Hoja3.E2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Default">
            <draw:frame table:end-cell-address="Hoja3.L43" table:end-x="0.976cm" table:end-y="0.247cm" draw:z-index="1" svg:width="7.999cm" svg:height="7cm" svg:x="0.877cm" svg:y="0.021cm">
              <draw:object draw:notify-on-update-of-ranges="Hoja3.A10:Hoja3.A26 Hoja3.G10:Hoja3.G2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Default" table:number-columns-repeated="6"/>
          <table:table-cell>
            <draw:frame table:end-cell-address="Hoja3.R43" table:end-x="0.64cm" table:end-y="0.281cm" draw:z-index="2" svg:width="7.999cm" svg:height="7cm" svg:x="0.119cm" svg:y="0.055cm">
              <draw:object draw:notify-on-update-of-ranges="Hoja3.A10:Hoja3.A26 Hoja3.H10:Hoja3.H2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2"/>
        </table:table-row>
      </table:table>
      <table:table table:name="Hoja4" table:style-name="ta1" table:print="false">
        <table:table-column table:style-name="co1" table:default-cell-style-name="Default"/>
        <table:table-column table:style-name="co2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office:value-type="string">
            <text:p>MandelBrot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 office:value-type="string">
            <text:p>Ejecuciones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2" office:value-type="string">
            <text:p>Media</text:p>
          </table:table-cell>
          <table:table-cell table:style-name="ce2" table:number-columns-repeated="7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1207">
            <text:p>9.121</text:p>
          </table:table-cell>
          <table:table-cell office:value-type="float" office:value="9.0985">
            <text:p>9.099</text:p>
          </table:table-cell>
          <table:table-cell office:value-type="float" office:value="9.1084">
            <text:p>9.108</text:p>
          </table:table-cell>
          <table:table-cell table:formula="oooc:=AVERAGE([.B4:.D4])" office:value-type="float" office:value="9.1092">
            <text:p>9.1092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>
            <text:p>MandelStrd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 office:value-type="string">
            <text:p>Ejecuciones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2" office:value-type="string">
            <text:p>Media</text:p>
          </table:table-cell>
          <table:table-cell table:style-name="ce2"/>
          <table:table-cell table:style-name="Default" office:value-type="string">
            <text:p>Escalabilidad</text:p>
          </table:table-cell>
          <table:table-cell table:style-name="ce2" office:value-type="string">
            <text:p>Eficiencia</text:p>
          </table:table-cell>
          <table:table-cell table:style-name="ce2"/>
          <table:table-cell table:style-name="ce2" office:value-type="string">
            <text:p>Ganancia real</text:p>
          </table:table-cell>
          <table:table-cell table:style-name="ce2" office:value-type="string">
            <text:p>Efic.real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201">
            <text:p>9.201</text:p>
          </table:table-cell>
          <table:table-cell office:value-type="float" office:value="9.355">
            <text:p>9.355</text:p>
          </table:table-cell>
          <table:table-cell office:value-type="float" office:value="9.35">
            <text:p>9.350</text:p>
          </table:table-cell>
          <table:table-cell table:formula="oooc:=AVERAGE([.B11:.D11])" office:value-type="float" office:value="9.302">
            <text:p>9.3020</text:p>
          </table:table-cell>
          <table:table-cell/>
          <table:table-cell table:formula="oooc:=[.E$11]/[.E11]" office:value-type="float" office:value="1">
            <text:p>1.0000</text:p>
          </table:table-cell>
          <table:table-cell table:formula="oooc:=[.G11]/[.A11]" office:value-type="float" office:value="1">
            <text:p>1.0000</text:p>
          </table:table-cell>
          <table:table-cell/>
          <table:table-cell table:formula="oooc:=[.E$4]/[.E11]" office:value-type="float" office:value="0.97927327456461">
            <text:p>0.9793</text:p>
          </table:table-cell>
          <table:table-cell table:formula="oooc:=[.J11]/[.A11]" office:value-type="float" office:value="0.97927327456461">
            <text:p>0.979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661">
            <text:p>4.661</text:p>
          </table:table-cell>
          <table:table-cell office:value-type="float" office:value="4.634">
            <text:p>4.634</text:p>
          </table:table-cell>
          <table:table-cell office:value-type="float" office:value="4.626">
            <text:p>4.626</text:p>
          </table:table-cell>
          <table:table-cell table:formula="oooc:=AVERAGE([.B12:.D12])" office:value-type="float" office:value="4.64033333333333">
            <text:p>4.6403</text:p>
          </table:table-cell>
          <table:table-cell/>
          <table:table-cell table:formula="oooc:=[.E$11]/[.E12]" office:value-type="float" office:value="2.00459737087853">
            <text:p>2.0046</text:p>
          </table:table-cell>
          <table:table-cell table:formula="oooc:=[.G12]/[.A12]" office:value-type="float" office:value="1.00229868543926">
            <text:p>1.0023</text:p>
          </table:table-cell>
          <table:table-cell/>
          <table:table-cell table:formula="oooc:=[.E$4]/[.E12]" office:value-type="float" office:value="1.96304863156382">
            <text:p>1.9630</text:p>
          </table:table-cell>
          <table:table-cell table:formula="oooc:=[.J12]/[.A12]" office:value-type="float" office:value="0.981524315781912">
            <text:p>0.981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133">
            <text:p>3.133</text:p>
          </table:table-cell>
          <table:table-cell office:value-type="float" office:value="3.146">
            <text:p>3.146</text:p>
          </table:table-cell>
          <table:table-cell office:value-type="float" office:value="3.117">
            <text:p>3.117</text:p>
          </table:table-cell>
          <table:table-cell table:formula="oooc:=AVERAGE([.B13:.D13])" office:value-type="float" office:value="3.132">
            <text:p>3.1320</text:p>
          </table:table-cell>
          <table:table-cell/>
          <table:table-cell table:formula="oooc:=[.E$11]/[.E13]" office:value-type="float" office:value="2.96998722860792">
            <text:p>2.9700</text:p>
          </table:table-cell>
          <table:table-cell table:formula="oooc:=[.G13]/[.A13]" office:value-type="float" office:value="0.989995742869306">
            <text:p>0.9900</text:p>
          </table:table-cell>
          <table:table-cell/>
          <table:table-cell table:formula="oooc:=[.E$4]/[.E13]" office:value-type="float" office:value="2.90842911877395">
            <text:p>2.9084</text:p>
          </table:table-cell>
          <table:table-cell table:formula="oooc:=[.J13]/[.A13]" office:value-type="float" office:value="0.969476372924649">
            <text:p>0.969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323">
            <text:p>2.323</text:p>
          </table:table-cell>
          <table:table-cell office:value-type="float" office:value="2.319">
            <text:p>2.319</text:p>
          </table:table-cell>
          <table:table-cell office:value-type="float" office:value="2.315">
            <text:p>2.315</text:p>
          </table:table-cell>
          <table:table-cell table:formula="oooc:=AVERAGE([.B14:.D14])" office:value-type="float" office:value="2.319">
            <text:p>2.3190</text:p>
          </table:table-cell>
          <table:table-cell/>
          <table:table-cell table:formula="oooc:=[.E$11]/[.E14]" office:value-type="float" office:value="4.01121172919362">
            <text:p>4.0112</text:p>
          </table:table-cell>
          <table:table-cell table:formula="oooc:=[.G14]/[.A14]" office:value-type="float" office:value="1.0028029322984">
            <text:p>1.0028</text:p>
          </table:table-cell>
          <table:table-cell/>
          <table:table-cell table:formula="oooc:=[.E$4]/[.E14]" office:value-type="float" office:value="3.9280724450194">
            <text:p>3.9281</text:p>
          </table:table-cell>
          <table:table-cell table:formula="oooc:=[.J14]/[.A14]" office:value-type="float" office:value="0.982018111254851">
            <text:p>0.982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856">
            <text:p>1.856</text:p>
          </table:table-cell>
          <table:table-cell office:value-type="float" office:value="1.852">
            <text:p>1.852</text:p>
          </table:table-cell>
          <table:table-cell office:value-type="float" office:value="1.857">
            <text:p>1.857</text:p>
          </table:table-cell>
          <table:table-cell table:formula="oooc:=AVERAGE([.B15:.D15])" office:value-type="float" office:value="1.855">
            <text:p>1.8550</text:p>
          </table:table-cell>
          <table:table-cell/>
          <table:table-cell table:formula="oooc:=[.E$11]/[.E15]" office:value-type="float" office:value="5.01455525606469">
            <text:p>5.0146</text:p>
          </table:table-cell>
          <table:table-cell table:formula="oooc:=[.G15]/[.A15]" office:value-type="float" office:value="1.00291105121294">
            <text:p>1.0029</text:p>
          </table:table-cell>
          <table:table-cell/>
          <table:table-cell table:formula="oooc:=[.E$4]/[.E15]" office:value-type="float" office:value="4.91061994609164">
            <text:p>4.9106</text:p>
          </table:table-cell>
          <table:table-cell table:formula="oooc:=[.J15]/[.A15]" office:value-type="float" office:value="0.982123989218329">
            <text:p>0.982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92">
            <text:p>1.592</text:p>
          </table:table-cell>
          <table:table-cell office:value-type="float" office:value="1.555">
            <text:p>1.555</text:p>
          </table:table-cell>
          <table:table-cell office:value-type="float" office:value="1.554">
            <text:p>1.554</text:p>
          </table:table-cell>
          <table:table-cell table:formula="oooc:=AVERAGE([.B16:.D16])" office:value-type="float" office:value="1.567">
            <text:p>1.5670</text:p>
          </table:table-cell>
          <table:table-cell/>
          <table:table-cell table:formula="oooc:=[.E$11]/[.E16]" office:value-type="float" office:value="5.93618379068283">
            <text:p>5.9362</text:p>
          </table:table-cell>
          <table:table-cell table:formula="oooc:=[.G16]/[.A16]" office:value-type="float" office:value="0.989363965113805">
            <text:p>0.9894</text:p>
          </table:table-cell>
          <table:table-cell/>
          <table:table-cell table:formula="oooc:=[.E$4]/[.E16]" office:value-type="float" office:value="5.81314613911934">
            <text:p>5.8131</text:p>
          </table:table-cell>
          <table:table-cell table:formula="oooc:=[.J16]/[.A16]" office:value-type="float" office:value="0.968857689853222">
            <text:p>0.968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339">
            <text:p>1.339</text:p>
          </table:table-cell>
          <table:table-cell office:value-type="float" office:value="1.345">
            <text:p>1.345</text:p>
          </table:table-cell>
          <table:table-cell office:value-type="float" office:value="1.354">
            <text:p>1.354</text:p>
          </table:table-cell>
          <table:table-cell table:formula="oooc:=AVERAGE([.B17:.D17])" office:value-type="float" office:value="1.346">
            <text:p>1.3460</text:p>
          </table:table-cell>
          <table:table-cell/>
          <table:table-cell table:formula="oooc:=[.E$11]/[.E17]" office:value-type="float" office:value="6.91084695393759">
            <text:p>6.9108</text:p>
          </table:table-cell>
          <table:table-cell table:formula="oooc:=[.G17]/[.A17]" office:value-type="float" office:value="0.987263850562513">
            <text:p>0.9873</text:p>
          </table:table-cell>
          <table:table-cell/>
          <table:table-cell table:formula="oooc:=[.E$4]/[.E17]" office:value-type="float" office:value="6.76760772659732">
            <text:p>6.7676</text:p>
          </table:table-cell>
          <table:table-cell table:formula="oooc:=[.J17]/[.A17]" office:value-type="float" office:value="0.966801103799618">
            <text:p>0.9668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173">
            <text:p>1.173</text:p>
          </table:table-cell>
          <table:table-cell office:value-type="float" office:value="1.178">
            <text:p>1.178</text:p>
          </table:table-cell>
          <table:table-cell office:value-type="float" office:value="1.172">
            <text:p>1.172</text:p>
          </table:table-cell>
          <table:table-cell table:formula="oooc:=AVERAGE([.B18:.D18])" office:value-type="float" office:value="1.17433333333333">
            <text:p>1.1743</text:p>
          </table:table-cell>
          <table:table-cell/>
          <table:table-cell table:formula="oooc:=[.E$11]/[.E18]" office:value-type="float" office:value="7.92108998013057">
            <text:p>7.9211</text:p>
          </table:table-cell>
          <table:table-cell table:formula="oooc:=[.G18]/[.A18]" office:value-type="float" office:value="0.990136247516321">
            <text:p>0.9901</text:p>
          </table:table-cell>
          <table:table-cell/>
          <table:table-cell table:formula="oooc:=[.E$4]/[.E18]" office:value-type="float" office:value="7.75691172296338">
            <text:p>7.7569</text:p>
          </table:table-cell>
          <table:table-cell table:formula="oooc:=[.J18]/[.A18]" office:value-type="float" office:value="0.969613965370423">
            <text:p>0.969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122">
            <text:p>1.122</text:p>
          </table:table-cell>
          <table:table-cell office:value-type="float" office:value="1.106">
            <text:p>1.106</text:p>
          </table:table-cell>
          <table:table-cell office:value-type="float" office:value="1.083">
            <text:p>1.083</text:p>
          </table:table-cell>
          <table:table-cell table:formula="oooc:=AVERAGE([.B19:.D19])" office:value-type="float" office:value="1.10366666666667">
            <text:p>1.1037</text:p>
          </table:table-cell>
          <table:table-cell/>
          <table:table-cell table:formula="oooc:=[.E$11]/[.E19]" office:value-type="float" office:value="8.42826940501359">
            <text:p>8.4283</text:p>
          </table:table-cell>
          <table:table-cell table:formula="oooc:=[.G19]/[.A19]" office:value-type="float" office:value="0.936474378334843">
            <text:p>0.9365</text:p>
          </table:table-cell>
          <table:table-cell/>
          <table:table-cell table:formula="oooc:=[.E$4]/[.E19]" office:value-type="float" office:value="8.25357897916038">
            <text:p>8.2536</text:p>
          </table:table-cell>
          <table:table-cell table:formula="oooc:=[.J19]/[.A19]" office:value-type="float" office:value="0.917064331017819">
            <text:p>0.917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84">
            <text:p>0.984</text:p>
          </table:table-cell>
          <table:table-cell office:value-type="float" office:value="0.975">
            <text:p>0.975</text:p>
          </table:table-cell>
          <table:table-cell office:value-type="float" office:value="0.97">
            <text:p>0.970</text:p>
          </table:table-cell>
          <table:table-cell table:formula="oooc:=AVERAGE([.B20:.D20])" office:value-type="float" office:value="0.976333333333333">
            <text:p>0.9763</text:p>
          </table:table-cell>
          <table:table-cell/>
          <table:table-cell table:formula="oooc:=[.E$11]/[.E20]" office:value-type="float" office:value="9.52748378286105">
            <text:p>9.5275</text:p>
          </table:table-cell>
          <table:table-cell table:formula="oooc:=[.G20]/[.A20]" office:value-type="float" office:value="0.952748378286105">
            <text:p>0.9527</text:p>
          </table:table-cell>
          <table:table-cell/>
          <table:table-cell table:formula="oooc:=[.E$4]/[.E20]" office:value-type="float" office:value="9.33001024240355">
            <text:p>9.3300</text:p>
          </table:table-cell>
          <table:table-cell table:formula="oooc:=[.J20]/[.A20]" office:value-type="float" office:value="0.933001024240355">
            <text:p>0.933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924">
            <text:p>0.924</text:p>
          </table:table-cell>
          <table:table-cell office:value-type="float" office:value="0.925">
            <text:p>0.925</text:p>
          </table:table-cell>
          <table:table-cell office:value-type="float" office:value="0.913">
            <text:p>0.913</text:p>
          </table:table-cell>
          <table:table-cell table:formula="oooc:=AVERAGE([.B21:.D21])" office:value-type="float" office:value="0.920666666666667">
            <text:p>0.9207</text:p>
          </table:table-cell>
          <table:table-cell/>
          <table:table-cell table:formula="oooc:=[.E$11]/[.E21]" office:value-type="float" office:value="10.1035481535119">
            <text:p>10.1035</text:p>
          </table:table-cell>
          <table:table-cell table:formula="oooc:=[.G21]/[.A21]" office:value-type="float" office:value="0.918504377591995">
            <text:p>0.9185</text:p>
          </table:table-cell>
          <table:table-cell/>
          <table:table-cell table:formula="oooc:=[.E$4]/[.E21]" office:value-type="float" office:value="9.89413468501086">
            <text:p>9.8941</text:p>
          </table:table-cell>
          <table:table-cell table:formula="oooc:=[.J21]/[.A21]" office:value-type="float" office:value="0.899466789546442">
            <text:p>0.899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44">
            <text:p>0.844</text:p>
          </table:table-cell>
          <table:table-cell office:value-type="float" office:value="0.837">
            <text:p>0.837</text:p>
          </table:table-cell>
          <table:table-cell office:value-type="float" office:value="0.834">
            <text:p>0.834</text:p>
          </table:table-cell>
          <table:table-cell table:formula="oooc:=AVERAGE([.B22:.D22])" office:value-type="float" office:value="0.838333333333333">
            <text:p>0.8383</text:p>
          </table:table-cell>
          <table:table-cell/>
          <table:table-cell table:formula="oooc:=[.E$11]/[.E22]" office:value-type="float" office:value="11.0958250497018">
            <text:p>11.0958</text:p>
          </table:table-cell>
          <table:table-cell table:formula="oooc:=[.G22]/[.A22]" office:value-type="float" office:value="0.924652087475149">
            <text:p>0.9247</text:p>
          </table:table-cell>
          <table:table-cell/>
          <table:table-cell table:formula="oooc:=[.E$4]/[.E22]" office:value-type="float" office:value="10.8658449304175">
            <text:p>10.8658</text:p>
          </table:table-cell>
          <table:table-cell table:formula="oooc:=[.J22]/[.A22]" office:value-type="float" office:value="0.905487077534791">
            <text:p>0.9055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03">
            <text:p>0.803</text:p>
          </table:table-cell>
          <table:table-cell office:value-type="float" office:value="0.805">
            <text:p>0.805</text:p>
          </table:table-cell>
          <table:table-cell office:value-type="float" office:value="0.79">
            <text:p>0.790</text:p>
          </table:table-cell>
          <table:table-cell table:formula="oooc:=AVERAGE([.B23:.D23])" office:value-type="float" office:value="0.799333333333333">
            <text:p>0.7993</text:p>
          </table:table-cell>
          <table:table-cell/>
          <table:table-cell table:formula="oooc:=[.E$11]/[.E23]" office:value-type="float" office:value="11.6371976647206">
            <text:p>11.6372</text:p>
          </table:table-cell>
          <table:table-cell table:formula="oooc:=[.G23]/[.A23]" office:value-type="float" office:value="0.895169051132354">
            <text:p>0.8952</text:p>
          </table:table-cell>
          <table:table-cell/>
          <table:table-cell table:formula="oooc:=[.E$4]/[.E23]" office:value-type="float" office:value="11.3959966638866">
            <text:p>11.3960</text:p>
          </table:table-cell>
          <table:table-cell table:formula="oooc:=[.J23]/[.A23]" office:value-type="float" office:value="0.876615127991275">
            <text:p>0.8766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72">
            <text:p>0.720</text:p>
          </table:table-cell>
          <table:table-cell office:value-type="float" office:value="0.738">
            <text:p>0.738</text:p>
          </table:table-cell>
          <table:table-cell office:value-type="float" office:value="0.731">
            <text:p>0.731</text:p>
          </table:table-cell>
          <table:table-cell table:formula="oooc:=AVERAGE([.B24:.D24])" office:value-type="float" office:value="0.729666666666667">
            <text:p>0.7297</text:p>
          </table:table-cell>
          <table:table-cell/>
          <table:table-cell table:formula="oooc:=[.E$11]/[.E24]" office:value-type="float" office:value="12.7482868889904">
            <text:p>12.7483</text:p>
          </table:table-cell>
          <table:table-cell table:formula="oooc:=[.G24]/[.A24]" office:value-type="float" office:value="0.910591920642172">
            <text:p>0.9106</text:p>
          </table:table-cell>
          <table:table-cell/>
          <table:table-cell table:formula="oooc:=[.E$4]/[.E24]" office:value-type="float" office:value="12.4840566468707">
            <text:p>12.4841</text:p>
          </table:table-cell>
          <table:table-cell table:formula="oooc:=[.J24]/[.A24]" office:value-type="float" office:value="0.891718331919337">
            <text:p>0.891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99">
            <text:p>0.699</text:p>
          </table:table-cell>
          <table:table-cell office:value-type="float" office:value="0.702">
            <text:p>0.702</text:p>
          </table:table-cell>
          <table:table-cell office:value-type="float" office:value="0.691">
            <text:p>0.691</text:p>
          </table:table-cell>
          <table:table-cell table:formula="oooc:=AVERAGE([.B25:.D25])" office:value-type="float" office:value="0.697333333333333">
            <text:p>0.6973</text:p>
          </table:table-cell>
          <table:table-cell/>
          <table:table-cell table:formula="oooc:=[.E$11]/[.E25]" office:value-type="float" office:value="13.3393881453155">
            <text:p>13.3394</text:p>
          </table:table-cell>
          <table:table-cell table:formula="oooc:=[.G25]/[.A25]" office:value-type="float" office:value="0.889292543021032">
            <text:p>0.8893</text:p>
          </table:table-cell>
          <table:table-cell/>
          <table:table-cell table:formula="oooc:=[.E$4]/[.E25]" office:value-type="float" office:value="13.0629063097514">
            <text:p>13.0629</text:p>
          </table:table-cell>
          <table:table-cell table:formula="oooc:=[.J25]/[.A25]" office:value-type="float" office:value="0.870860420650095">
            <text:p>0.8709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679">
            <text:p>0.679</text:p>
          </table:table-cell>
          <table:table-cell office:value-type="float" office:value="0.662">
            <text:p>0.662</text:p>
          </table:table-cell>
          <table:table-cell office:value-type="float" office:value="0.671">
            <text:p>0.671</text:p>
          </table:table-cell>
          <table:table-cell table:formula="oooc:=AVERAGE([.B26:.D26])" office:value-type="float" office:value="0.670666666666667">
            <text:p>0.6707</text:p>
          </table:table-cell>
          <table:table-cell/>
          <table:table-cell table:formula="oooc:=[.E$11]/[.E26]" office:value-type="float" office:value="13.8697813121272">
            <text:p>13.8698</text:p>
          </table:table-cell>
          <table:table-cell table:formula="oooc:=[.G26]/[.A26]" office:value-type="float" office:value="0.866861332007952">
            <text:p>0.8669</text:p>
          </table:table-cell>
          <table:table-cell/>
          <table:table-cell table:formula="oooc:=[.E$4]/[.E26]" office:value-type="float" office:value="13.5823061630219">
            <text:p>13.5823</text:p>
          </table:table-cell>
          <table:table-cell table:formula="oooc:=[.J26]/[.A26]" office:value-type="float" office:value="0.848894135188866">
            <text:p>0.8489</text:p>
          </table:table-cell>
          <table:table-cell table:number-columns-repeated="4"/>
        </table:table-row>
        <table:table-row table:style-name="ro1">
          <table:table-cell>
            <draw:frame table:end-cell-address="Hoja4.F43" table:end-x="0.704cm" table:end-y="0.184cm" draw:z-index="0" svg:width="7.999cm" svg:height="6.999cm" svg:x="0.887cm" svg:y="0.41cm">
              <draw:object draw:notify-on-update-of-ranges="Hoja4.A10:Hoja4.A26 Hoja4.E10:Hoja4.E26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Default">
            <draw:frame table:end-cell-address="Hoja4.L43" table:end-x="0.976cm" table:end-y="0.247cm" draw:z-index="1" svg:width="7.999cm" svg:height="7cm" svg:x="0.877cm" svg:y="0.021cm">
              <draw:object draw:notify-on-update-of-ranges="Hoja4.A10:Hoja4.A26 Hoja4.G10:Hoja4.G26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Default" table:number-columns-repeated="6"/>
          <table:table-cell>
            <draw:frame table:end-cell-address="Hoja4.R43" table:end-x="0.64cm" table:end-y="0.281cm" draw:z-index="2" svg:width="7.999cm" svg:height="7cm" svg:x="0.119cm" svg:y="0.055cm">
              <draw:object draw:notify-on-update-of-ranges="Hoja4.A10:Hoja4.A26 Hoja4.H10:Hoja4.H26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es" fo:country="ES" style:font-name-asian="Luxi Sans1" style:language-asian="none" style:country-asian="none" style:font-name-complex="Luxi Sans1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5106" number:language="en" number:country="US">
      <number:number number:decimal-places="4" number:min-integer-digits="1"/>
    </number:number-style>
    <number:number-style style:name="N5107" number:language="en" number:country="US">
      <number:number number:decimal-places="3" number:min-integer-digits="1"/>
    </number:number-style>
    <number:number-style style:name="N5108" number:language="en" number:country="US">
      <number:number number:decimal-places="5" number:min-integer-digits="1"/>
    </number:number-style>
    <number:number-style style:name="N5109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23">23/10/2006</text:date>, <text:time>20:00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0-03T19:18:56</meta:creation-date>
    <dc:date>2006-10-23T20:00:37</dc:date>
    <meta:print-date>2006-10-04T11:12:08</meta:print-date>
    <dc:language>es-ES</dc:language>
    <meta:editing-cycles>11</meta:editing-cycles>
    <meta:editing-duration>PT1H43M8S</meta:editing-duration>
    <meta:user-defined meta:name="Info 1"/>
    <meta:user-defined meta:name="Info 2"/>
    <meta:user-defined meta:name="Info 3"/>
    <meta:user-defined meta:name="Info 4"/>
    <meta:document-statistic meta:table-count="4" meta:cell-count="76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3pt" style:font-family-asian="'Luxi Sans'" style:font-pitch-asian="variable" style:font-size-asian="13pt" style:font-family-complex="'Luxi Sans'" style:font-pitch-complex="variable" style:font-size-complex="1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 style:data-style-name="N5002">
      <style:chart-properties chart:display-label="true" chart:tick-marks-major-inner="false" chart:tick-marks-major-outer="true" chart:tick-marks-minor-inner="false" chart:tick-marks-minor-outer="false" chart:logarithmic="false" chart:maximum="11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Luxi Sans'" style:font-family-generic="swiss" style:font-pitch="variable" fo:font-size="6pt" style:font-family-asian="'Luxi Sans'" style:font-pitch-asian="variable" style:font-size-asian="6pt" style:font-family-complex="'Luxi Sans'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line" chart:style-name="ch1">
        <chart:title svg:x="2.46cm" svg:y="0.14cm" chart:style-name="ch2">
          <text:p>execution time</text:p>
        </chart:title>
        <chart:plot-area chart:style-name="ch3" table:cell-range-address="Hoja1.$A$10:.$A$26 Hoja1.$E$10:.$E$26" chart:data-source-has-labels="both" chart:table-number-list="0 0" svg:x="0.16cm" svg:y="0.97cm" svg:width="7.68cm" svg:height="5.89cm">
          <chart:axis chart:dimension="x" chart:name="primary-x" chart:style-name="ch4">
            <chart:title svg:x="3.878cm" svg:y="6.396cm" chart:style-name="ch5">
              <text:p>processors</text:p>
            </chart:title>
            <chart:categories table:cell-range-address="local-table.A2:.A17"/>
          </chart:axis>
          <chart:axis chart:dimension="y" chart:name="primary-y" chart:style-name="ch6">
            <chart:title svg:x="0.16cm" svg:y="4.329cm" chart:style-name="ch5">
              <text:p>mean runtime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91566666666667">
                <text:p>8.915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715">
                <text:p>5.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7466666666667">
                <text:p>3.774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0866666666667">
                <text:p>2.808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1733333333333">
                <text:p>2.217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8766666666667">
                <text:p>1.887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0833333333333">
                <text:p>1.30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0533333333333">
                <text:p>1.205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4633333333333">
                <text:p>1.046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21">
                <text:p>0.82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3pt" style:font-family-asian="'Luxi Sans'" style:font-pitch-asian="variable" style:font-size-asian="13pt" style:font-family-complex="'Luxi Sans'" style:font-pitch-complex="variable" style:font-size-complex="1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 style:data-style-name="N5002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Luxi Sans'" style:font-family-generic="swiss" style:font-pitch="variable" fo:font-size="6pt" style:font-family-asian="'Luxi Sans'" style:font-pitch-asian="variable" style:font-size-asian="6pt" style:font-family-complex="'Luxi Sans'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line" chart:style-name="ch1">
        <chart:title svg:x="2.466cm" svg:y="0.14cm" chart:style-name="ch2">
          <text:p>execution time</text:p>
        </chart:title>
        <chart:plot-area chart:style-name="ch3" table:cell-range-address="Hoja4.$A$10:.$A$26 Hoja4.$E$10:.$E$26" chart:data-source-has-labels="both" chart:table-number-list="3 3" svg:x="0.16cm" svg:y="0.97cm" svg:width="7.68cm" svg:height="5.89cm">
          <chart:axis chart:dimension="x" chart:name="primary-x" chart:style-name="ch4">
            <chart:title svg:x="3.886cm" svg:y="6.399cm" chart:style-name="ch5">
              <text:p>processors</text:p>
            </chart:title>
            <chart:categories table:cell-range-address="local-table.A2:.A17"/>
          </chart:axis>
          <chart:axis chart:dimension="y" chart:name="primary-y" chart:style-name="ch6">
            <chart:title svg:x="0.16cm" svg:y="4.329cm" chart:style-name="ch5">
              <text:p>mean runtime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302">
                <text:p>9.3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4033333333333">
                <text:p>4.640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32">
                <text:p>3.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19">
                <text:p>2.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67">
                <text:p>1.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46">
                <text:p>1.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7433333333333">
                <text:p>1.174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0366666666667">
                <text:p>1.103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6333333333333">
                <text:p>0.976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0666666666667">
                <text:p>0.920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8333333333333">
                <text:p>0.838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9333333333333">
                <text:p>0.799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9666666666667">
                <text:p>0.729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7333333333333">
                <text:p>0.697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0666666666667">
                <text:p>0.670666666666667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3pt" style:font-family-asian="'Luxi Sans'" style:font-pitch-asian="variable" style:font-size-asian="13pt" style:font-family-complex="'Luxi Sans'" style:font-pitch-complex="variable" style:font-size-complex="1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 style:data-style-name="N5001">
      <style:chart-properties chart:display-label="true" chart:tick-marks-major-inner="false" chart:tick-marks-major-outer="true" chart:tick-marks-minor-inner="false" chart:tick-marks-minor-outer="false" chart:logarithmic="false" chart:maximum="16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Luxi Sans'" style:font-family-generic="swiss" style:font-pitch="variable" fo:font-size="6pt" style:font-family-asian="'Luxi Sans'" style:font-pitch-asian="variable" style:font-size-asian="6pt" style:font-family-complex="'Luxi Sans'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line" chart:style-name="ch1">
        <chart:title svg:x="3.062cm" svg:y="0.14cm" chart:style-name="ch2">
          <text:p>speedup</text:p>
        </chart:title>
        <chart:plot-area chart:style-name="ch3" table:cell-range-address="Hoja4.$A$10:.$A$26 Hoja4.$G$10:.$G$26" chart:data-source-has-labels="both" chart:table-number-list="3 3" svg:x="0.16cm" svg:y="0.97cm" svg:width="7.68cm" svg:height="5.89cm">
          <chart:axis chart:dimension="x" chart:name="primary-x" chart:style-name="ch4">
            <chart:title svg:x="3.678cm" svg:y="6.398cm" chart:style-name="ch5">
              <text:p>processors</text:p>
            </chart:title>
            <chart:categories table:cell-range-address="local-table.A2:.A17"/>
          </chart:axis>
          <chart:axis chart:dimension="y" chart:name="primary-y" chart:style-name="ch6">
            <chart:title svg:x="0.16cm" svg:y="4.043cm" chart:style-name="ch5">
              <text:p>scalability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calabilid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0459737087853">
                <text:p>2.00459737087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6998722860792">
                <text:p>2.96998722860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1121172919362">
                <text:p>4.01121172919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1455525606469">
                <text:p>5.01455525606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3618379068283">
                <text:p>5.93618379068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1084695393759">
                <text:p>6.91084695393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92108998013057">
                <text:p>7.921089980130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2826940501359">
                <text:p>8.42826940501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2748378286105">
                <text:p>9.52748378286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1035481535119">
                <text:p>10.1035481535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958250497018">
                <text:p>11.0958250497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6371976647206">
                <text:p>11.63719766472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482868889904">
                <text:p>12.7482868889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393881453155">
                <text:p>13.3393881453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8697813121272">
                <text:p>13.8697813121272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109" number:language="en" number:country="US">
      <number:number number:decimal-places="1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3pt" style:font-family-asian="'Luxi Sans'" style:font-pitch-asian="variable" style:font-size-asian="13pt" style:font-family-complex="'Luxi Sans'" style:font-pitch-complex="variable" style:font-size-complex="1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 style:data-style-name="N5109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Luxi Sans'" style:font-family-generic="swiss" style:font-pitch="variable" fo:font-size="6pt" style:font-family-asian="'Luxi Sans'" style:font-pitch-asian="variable" style:font-size-asian="6pt" style:font-family-complex="'Luxi Sans'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line" chart:style-name="ch1">
        <chart:title svg:x="2.988cm" svg:y="0.14cm" chart:style-name="ch2">
          <text:p>efficiency</text:p>
        </chart:title>
        <chart:plot-area chart:style-name="ch3" table:cell-range-address="Hoja4.$A$10:.$A$26 Hoja4.$H$10:.$H$26" chart:data-source-has-labels="both" chart:table-number-list="3 3" svg:x="0.16cm" svg:y="0.97cm" svg:width="7.68cm" svg:height="5.89cm">
          <chart:axis chart:dimension="x" chart:name="primary-x" chart:style-name="ch4">
            <chart:title svg:x="3.722cm" svg:y="6.4cm" chart:style-name="ch5">
              <text:p>processors</text:p>
            </chart:title>
            <chart:categories table:cell-range-address="local-table.A2:.A17"/>
          </chart:axis>
          <chart:axis chart:dimension="y" chart:name="primary-y" chart:style-name="ch6">
            <chart:title svg:x="0.16cm" svg:y="4.016cm" chart:style-name="ch5">
              <text:p>efficiency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enc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229868543926">
                <text:p>1.00229868543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9995742869306">
                <text:p>0.989995742869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28029322984">
                <text:p>1.0028029322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291105121294">
                <text:p>1.00291105121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9363965113805">
                <text:p>0.989363965113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7263850562513">
                <text:p>0.9872638505625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0136247516321">
                <text:p>0.990136247516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6474378334843">
                <text:p>0.9364743783348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2748378286105">
                <text:p>0.952748378286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8504377591995">
                <text:p>0.918504377591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4652087475149">
                <text:p>0.924652087475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5169051132354">
                <text:p>0.8951690511323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0591920642172">
                <text:p>0.910591920642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9292543021032">
                <text:p>0.889292543021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66861332007952">
                <text:p>0.866861332007952</text:p>
              </table:table-cell>
            </table:table-row>
          </table:table-rows>
        </table:table>
      </chart:chart>
    </office:char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3pt" style:font-family-asian="'Luxi Sans'" style:font-pitch-asian="variable" style:font-size-asian="13pt" style:font-family-complex="'Luxi Sans'" style:font-pitch-complex="variable" style:font-size-complex="1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 style:data-style-name="N5001">
      <style:chart-properties chart:display-label="true" chart:tick-marks-major-inner="false" chart:tick-marks-major-outer="true" chart:tick-marks-minor-inner="false" chart:tick-marks-minor-outer="false" chart:logarithmic="false" chart:maximum="16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Luxi Sans'" style:font-family-generic="swiss" style:font-pitch="variable" fo:font-size="6pt" style:font-family-asian="'Luxi Sans'" style:font-pitch-asian="variable" style:font-size-asian="6pt" style:font-family-complex="'Luxi Sans'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line" chart:style-name="ch1">
        <chart:title svg:x="3.059cm" svg:y="0.14cm" chart:style-name="ch2">
          <text:p>speedup</text:p>
        </chart:title>
        <chart:plot-area chart:style-name="ch3" table:cell-range-address="Hoja1.$A$10:.$A$26 Hoja1.$G$10:.$G$26" chart:data-source-has-labels="both" chart:table-number-list="0 0" svg:x="0.16cm" svg:y="0.97cm" svg:width="7.68cm" svg:height="5.89cm">
          <chart:axis chart:dimension="x" chart:name="primary-x" chart:style-name="ch4">
            <chart:title svg:x="3.678cm" svg:y="6.398cm" chart:style-name="ch5">
              <text:p>processors</text:p>
            </chart:title>
            <chart:categories table:cell-range-address="local-table.A2:.A17"/>
          </chart:axis>
          <chart:axis chart:dimension="y" chart:name="primary-y" chart:style-name="ch6">
            <chart:title svg:x="0.16cm" svg:y="4.043cm" chart:style-name="ch5">
              <text:p>scalability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calabilid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6004666083406">
                <text:p>1.56004666083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6197456729071">
                <text:p>2.36197456729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7434132447187">
                <text:p>3.17434132447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208959711365">
                <text:p>4.0208959711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2311495673671">
                <text:p>4.72311495673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8994252873563">
                <text:p>5.48994252873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8162801273306">
                <text:p>6.08162801273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81452229299363">
                <text:p>6.81452229299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9684734513275">
                <text:p>7.39684734513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84139548519496">
                <text:p>7.84139548519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2086651799936">
                <text:p>8.52086651799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98756720430108">
                <text:p>8.98756720430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84069168506255">
                <text:p>9.84069168506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88433111603843">
                <text:p>9.884331116038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85952090946">
                <text:p>10.85952090946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109" number:language="en" number:country="US">
      <number:number number:decimal-places="1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3pt" style:font-family-asian="'Luxi Sans'" style:font-pitch-asian="variable" style:font-size-asian="13pt" style:font-family-complex="'Luxi Sans'" style:font-pitch-complex="variable" style:font-size-complex="1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 style:data-style-name="N5109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Luxi Sans'" style:font-family-generic="swiss" style:font-pitch="variable" fo:font-size="6pt" style:font-family-asian="'Luxi Sans'" style:font-pitch-asian="variable" style:font-size-asian="6pt" style:font-family-complex="'Luxi Sans'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line" chart:style-name="ch1">
        <chart:title svg:x="2.992cm" svg:y="0.14cm" chart:style-name="ch2">
          <text:p>efficiency</text:p>
        </chart:title>
        <chart:plot-area chart:style-name="ch3" table:cell-range-address="Hoja1.$A$10:.$A$26 Hoja1.$H$10:.$H$26" chart:data-source-has-labels="both" chart:table-number-list="0 0" svg:x="0.16cm" svg:y="0.97cm" svg:width="7.68cm" svg:height="5.89cm">
          <chart:axis chart:dimension="x" chart:name="primary-x" chart:style-name="ch4">
            <chart:title svg:x="3.723cm" svg:y="6.401cm" chart:style-name="ch5">
              <text:p>processors</text:p>
            </chart:title>
            <chart:categories table:cell-range-address="local-table.A2:.A17"/>
          </chart:axis>
          <chart:axis chart:dimension="y" chart:name="primary-y" chart:style-name="ch6">
            <chart:title svg:x="0.16cm" svg:y="4.016cm" chart:style-name="ch5">
              <text:p>efficiency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enc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80023330417031">
                <text:p>0.780023330417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732485576357">
                <text:p>0.78732485576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3585331117968">
                <text:p>0.793585331117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41791942273">
                <text:p>0.8041791942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7185826122785">
                <text:p>0.787185826122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427750410509">
                <text:p>0.78427750410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0203501591633">
                <text:p>0.760203501591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7169143665959">
                <text:p>0.757169143665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9684734513274">
                <text:p>0.739684734513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854135017723">
                <text:p>0.712854135017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007220983328">
                <text:p>0.710072209833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1351323407775">
                <text:p>0.691351323407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2906548933039">
                <text:p>0.702906548933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8955407735896">
                <text:p>0.6589554077358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872005684125">
                <text:p>0.6787200568412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3pt" style:font-family-asian="'Luxi Sans'" style:font-pitch-asian="variable" style:font-size-asian="13pt" style:font-family-complex="'Luxi Sans'" style:font-pitch-complex="variable" style:font-size-complex="1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 style:data-style-name="N5001">
      <style:chart-properties chart:display-label="true" chart:tick-marks-major-inner="false" chart:tick-marks-major-outer="true" chart:tick-marks-minor-inner="false" chart:tick-marks-minor-outer="false" chart:logarithmic="false" chart:maximum="16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Luxi Sans'" style:font-family-generic="swiss" style:font-pitch="variable" fo:font-size="6pt" style:font-family-asian="'Luxi Sans'" style:font-pitch-asian="variable" style:font-size-asian="6pt" style:font-family-complex="'Luxi Sans'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line" chart:style-name="ch1">
        <chart:title svg:x="3.07cm" svg:y="0.14cm" chart:style-name="ch2">
          <text:p>speedup</text:p>
        </chart:title>
        <chart:plot-area chart:style-name="ch3" table:cell-range-address="Hoja2.$A$10:.$A$26 Hoja2.$G$10:.$G$26" chart:data-source-has-labels="both" chart:table-number-list="1 1" svg:x="0.16cm" svg:y="0.97cm" svg:width="7.68cm" svg:height="5.89cm">
          <chart:axis chart:dimension="x" chart:name="primary-x" chart:style-name="ch4">
            <chart:title svg:x="3.692cm" svg:y="6.412cm" chart:style-name="ch5">
              <text:p>processors</text:p>
            </chart:title>
            <chart:categories table:cell-range-address="local-table.A2:.A17"/>
          </chart:axis>
          <chart:axis chart:dimension="y" chart:name="primary-y" chart:style-name="ch6">
            <chart:title svg:x="0.16cm" svg:y="4.043cm" chart:style-name="ch5">
              <text:p>scalability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calabilid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0114049468957">
                <text:p>2.001140494689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4709216880118">
                <text:p>2.94709216880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2259326533464">
                <text:p>3.92259326533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5373443983403">
                <text:p>4.85373443983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1603480422623">
                <text:p>5.81603480422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4045618247299">
                <text:p>6.74045618247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68940016433854">
                <text:p>7.68940016433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0040074806305">
                <text:p>7.50040074806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5393053016453">
                <text:p>8.55393053016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7221374045802">
                <text:p>8.57221374045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3061674008811">
                <text:p>10.3061674008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1448987693529">
                <text:p>11.1448987693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8982919254658">
                <text:p>10.8982919254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6152254861398">
                <text:p>11.6152254861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3936688311688">
                <text:p>11.3936688311688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109" number:language="en" number:country="US">
      <number:number number:decimal-places="1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3pt" style:font-family-asian="'Luxi Sans'" style:font-pitch-asian="variable" style:font-size-asian="13pt" style:font-family-complex="'Luxi Sans'" style:font-pitch-complex="variable" style:font-size-complex="1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 style:data-style-name="N5109">
      <style:chart-properties chart:display-label="true" chart:tick-marks-major-inner="false" chart:tick-marks-major-outer="true" chart:tick-marks-minor-inner="false" chart:tick-marks-minor-outer="false" chart:logarithmic="false" chart:maximum="1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Luxi Sans'" style:font-family-generic="swiss" style:font-pitch="variable" fo:font-size="6pt" style:font-family-asian="'Luxi Sans'" style:font-pitch-asian="variable" style:font-size-asian="6pt" style:font-family-complex="'Luxi Sans'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line" chart:style-name="ch1">
        <chart:title svg:x="2.992cm" svg:y="0.14cm" chart:style-name="ch2">
          <text:p>efficiency</text:p>
        </chart:title>
        <chart:plot-area chart:style-name="ch3" table:cell-range-address="Hoja2.$A$10:.$A$26 Hoja2.$H$10:.$H$26" chart:data-source-has-labels="both" chart:table-number-list="1 1" svg:x="0.16cm" svg:y="0.97cm" svg:width="7.68cm" svg:height="5.89cm">
          <chart:axis chart:dimension="x" chart:name="primary-x" chart:style-name="ch4">
            <chart:title svg:x="3.732cm" svg:y="6.41cm" chart:style-name="ch5">
              <text:p>processors</text:p>
            </chart:title>
            <chart:categories table:cell-range-address="local-table.A2:.A17"/>
          </chart:axis>
          <chart:axis chart:dimension="y" chart:name="primary-y" chart:style-name="ch6">
            <chart:title svg:x="0.16cm" svg:y="4.016cm" chart:style-name="ch5">
              <text:p>efficiency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enc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57024734479">
                <text:p>1.00057024734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2364056267059">
                <text:p>0.982364056267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0648316333659">
                <text:p>0.980648316333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0746887966805">
                <text:p>0.970746887966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9339134037705">
                <text:p>0.969339134037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2922311781856">
                <text:p>0.962922311781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1175020542317">
                <text:p>0.961175020542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33377860895895">
                <text:p>0.833377860895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5393053016453">
                <text:p>0.855393053016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79292158223456">
                <text:p>0.779292158223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8847283406755">
                <text:p>0.858847283406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729990533484">
                <text:p>0.85729990533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844942324756">
                <text:p>0.778449423247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4348365742656">
                <text:p>0.774348365742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2104301948052">
                <text:p>0.712104301948052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3pt" style:font-family-asian="'Luxi Sans'" style:font-pitch-asian="variable" style:font-size-asian="13pt" style:font-family-complex="'Luxi Sans'" style:font-pitch-complex="variable" style:font-size-complex="1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 style:data-style-name="N5002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Luxi Sans'" style:font-family-generic="swiss" style:font-pitch="variable" fo:font-size="6pt" style:font-family-asian="'Luxi Sans'" style:font-pitch-asian="variable" style:font-size-asian="6pt" style:font-family-complex="'Luxi Sans'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line" chart:style-name="ch1">
        <chart:title svg:x="2.468cm" svg:y="0.14cm" chart:style-name="ch2">
          <text:p>execution time</text:p>
        </chart:title>
        <chart:plot-area chart:style-name="ch3" table:cell-range-address="Hoja3.$A$10:.$A$26 Hoja3.$E$10:.$E$26" chart:data-source-has-labels="both" chart:table-number-list="2 2" svg:x="0.16cm" svg:y="0.97cm" svg:width="7.68cm" svg:height="5.89cm">
          <chart:axis chart:dimension="x" chart:name="primary-x" chart:style-name="ch4">
            <chart:title svg:x="3.891cm" svg:y="6.404cm" chart:style-name="ch5">
              <text:p>processors</text:p>
            </chart:title>
            <chart:categories table:cell-range-address="local-table.A2:.A17"/>
          </chart:axis>
          <chart:axis chart:dimension="y" chart:name="primary-y" chart:style-name="ch6">
            <chart:title svg:x="0.16cm" svg:y="4.329cm" chart:style-name="ch5">
              <text:p>mean runtime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237">
                <text:p>9.2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74">
                <text:p>5.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7766666666667">
                <text:p>6.577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61">
                <text:p>3.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2366666666667">
                <text:p>4.323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5533333333333">
                <text:p>3.455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5866666666667">
                <text:p>3.258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5666666666667">
                <text:p>2.75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2733333333333">
                <text:p>2.627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99">
                <text:p>2.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7266666666667">
                <text:p>2.172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1666666666667">
                <text:p>1.91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3033333333333">
                <text:p>1.830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7266666666667">
                <text:p>1.672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7866666666667">
                <text:p>1.57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1366666666667">
                <text:p>1.51366666666667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3pt" style:font-family-asian="'Luxi Sans'" style:font-pitch-asian="variable" style:font-size-asian="13pt" style:font-family-complex="'Luxi Sans'" style:font-pitch-complex="variable" style:font-size-complex="1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 style:data-style-name="N5002">
      <style:chart-properties chart:display-label="true" chart:tick-marks-major-inner="false" chart:tick-marks-major-outer="true" chart:tick-marks-minor-inner="false" chart:tick-marks-minor-outer="false" chart:logarithmic="false" chart:maximum="11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Luxi Sans'" style:font-family-generic="swiss" style:font-pitch="variable" fo:font-size="6pt" style:font-family-asian="'Luxi Sans'" style:font-pitch-asian="variable" style:font-size-asian="6pt" style:font-family-complex="'Luxi Sans'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line" chart:style-name="ch1">
        <chart:title svg:x="2.473cm" svg:y="0.14cm" chart:style-name="ch2">
          <text:p>execution time</text:p>
        </chart:title>
        <chart:plot-area chart:style-name="ch3" table:cell-range-address="Hoja2.$A$10:.$A$26 Hoja2.$E$10:.$E$26" chart:data-source-has-labels="both" chart:table-number-list="1 1" svg:x="0.16cm" svg:y="0.97cm" svg:width="7.68cm" svg:height="5.89cm">
          <chart:axis chart:dimension="x" chart:name="primary-x" chart:style-name="ch4">
            <chart:title svg:x="3.899cm" svg:y="6.412cm" chart:style-name="ch5">
              <text:p>processors</text:p>
            </chart:title>
            <chart:categories table:cell-range-address="local-table.A2:.A17"/>
          </chart:axis>
          <chart:axis chart:dimension="y" chart:name="primary-y" chart:style-name="ch6">
            <chart:title svg:x="0.16cm" svg:y="4.329cm" chart:style-name="ch5">
              <text:p>mean runtime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358">
                <text:p>9.3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7633333333333">
                <text:p>4.676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7533333333333">
                <text:p>3.175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8566666666667">
                <text:p>2.385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28">
                <text:p>1.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09">
                <text:p>1.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8833333333333">
                <text:p>1.38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17">
                <text:p>1.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4766666666667">
                <text:p>1.247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166666666667">
                <text:p>1.091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39666666666667">
                <text:p>0.839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8666666666667">
                <text:p>0.858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5666666666667">
                <text:p>0.805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21333333333333">
                <text:p>0.821333333333333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3pt" style:font-family-asian="'Luxi Sans'" style:font-pitch-asian="variable" style:font-size-asian="13pt" style:font-family-complex="'Luxi Sans'" style:font-pitch-complex="variable" style:font-size-complex="1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 style:data-style-name="N5001">
      <style:chart-properties chart:display-label="true" chart:tick-marks-major-inner="false" chart:tick-marks-major-outer="true" chart:tick-marks-minor-inner="false" chart:tick-marks-minor-outer="false" chart:logarithmic="false" chart:maximum="16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Luxi Sans'" style:font-family-generic="swiss" style:font-pitch="variable" fo:font-size="6pt" style:font-family-asian="'Luxi Sans'" style:font-pitch-asian="variable" style:font-size-asian="6pt" style:font-family-complex="'Luxi Sans'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line" chart:style-name="ch1">
        <chart:title svg:x="3.064cm" svg:y="0.14cm" chart:style-name="ch2">
          <text:p>speedup</text:p>
        </chart:title>
        <chart:plot-area chart:style-name="ch3" table:cell-range-address="Hoja3.$A$10:.$A$26 Hoja3.$G$10:.$G$26" chart:data-source-has-labels="both" chart:table-number-list="2 2" svg:x="0.16cm" svg:y="0.97cm" svg:width="7.68cm" svg:height="5.89cm">
          <chart:axis chart:dimension="x" chart:name="primary-x" chart:style-name="ch4">
            <chart:title svg:x="3.683cm" svg:y="6.403cm" chart:style-name="ch5">
              <text:p>processors</text:p>
            </chart:title>
            <chart:categories table:cell-range-address="local-table.A2:.A17"/>
          </chart:axis>
          <chart:axis chart:dimension="y" chart:name="primary-y" chart:style-name="ch6">
            <chart:title svg:x="0.16cm" svg:y="4.043cm" chart:style-name="ch5">
              <text:p>scalability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calabilid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2045723295231">
                <text:p>1.82045723295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04297369888">
                <text:p>1.404297369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9238539238539">
                <text:p>2.39238539238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3638115796777">
                <text:p>2.13638115796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7325873046498">
                <text:p>2.67325873046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3459492635025">
                <text:p>2.83459492635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5078597339782">
                <text:p>3.3507859733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1573204770363">
                <text:p>3.51573204770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1783384080035">
                <text:p>4.01783384080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5145750230132">
                <text:p>4.25145750230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1930434782609">
                <text:p>4.81930434782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466217446731">
                <text:p>5.04662174467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2231964926266">
                <text:p>5.522319649262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8511402027027">
                <text:p>5.8511402027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1024003523453">
                <text:p>6.1024003523453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109" number:language="en" number:country="US">
      <number:number number:decimal-places="1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3pt" style:font-family-asian="'Luxi Sans'" style:font-pitch-asian="variable" style:font-size-asian="13pt" style:font-family-complex="'Luxi Sans'" style:font-pitch-complex="variable" style:font-size-complex="1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 style:data-style-name="N5109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Luxi Sans'" style:font-family-generic="swiss" style:font-pitch="variable" fo:font-size="6pt" style:font-family-asian="'Luxi Sans'" style:font-pitch-asian="variable" style:font-size-asian="6pt" style:font-family-complex="'Luxi Sans'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line" chart:style-name="ch1">
        <chart:title svg:x="2.99cm" svg:y="0.14cm" chart:style-name="ch2">
          <text:p>efficiency</text:p>
        </chart:title>
        <chart:plot-area chart:style-name="ch3" table:cell-range-address="Hoja3.$A$10:.$A$26 Hoja3.$H$10:.$H$26" chart:data-source-has-labels="both" chart:table-number-list="2 2" svg:x="0.16cm" svg:y="0.97cm" svg:width="7.68cm" svg:height="5.89cm">
          <chart:axis chart:dimension="x" chart:name="primary-x" chart:style-name="ch4">
            <chart:title svg:x="3.727cm" svg:y="6.405cm" chart:style-name="ch5">
              <text:p>processors</text:p>
            </chart:title>
            <chart:categories table:cell-range-address="local-table.A2:.A17"/>
          </chart:axis>
          <chart:axis chart:dimension="y" chart:name="primary-y" chart:style-name="ch6">
            <chart:title svg:x="0.16cm" svg:y="4.016cm" chart:style-name="ch5">
              <text:p>efficiency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enc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0228616476153">
                <text:p>0.910228616476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8099123296002">
                <text:p>0.468099123296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8096348096348">
                <text:p>0.598096348096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7276231593555">
                <text:p>0.427276231593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5543121744164">
                <text:p>0.445543121744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4942132335749">
                <text:p>0.404942132335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8848246674728">
                <text:p>0.418848246674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0636894189292">
                <text:p>0.390636894189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1783384080035">
                <text:p>0.401783384080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6496136572847">
                <text:p>0.386496136572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1608695652174">
                <text:p>0.401608695652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8201672667162">
                <text:p>0.388201672667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4451403518761">
                <text:p>0.394451403518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0076013513514">
                <text:p>0.3900760135135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1400022021581">
                <text:p>0.381400022021581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